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rformanc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611035478961" calcext:value-type="float">
            <text:p>1611035478961</text:p>
          </table:table-cell>
          <table:table-cell office:value-type="float" office:value="1611035490079" calcext:value-type="float">
            <text:p>161103549007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1611035490123" calcext:value-type="float">
            <text:p>1611035490123</text:p>
          </table:table-cell>
          <table:table-cell office:value-type="float" office:value="1611035499509" calcext:value-type="float">
            <text:p>161103549950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386" calcext:value-type="float">
            <text:p>9386</text:p>
          </table:table-cell>
        </table:table-row>
        <table:table-row table:style-name="ro1">
          <table:table-cell office:value-type="float" office:value="1611035500200" calcext:value-type="float">
            <text:p>1611035500200</text:p>
          </table:table-cell>
          <table:table-cell office:value-type="float" office:value="1611035510105" calcext:value-type="float">
            <text:p>161103551010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905" calcext:value-type="float">
            <text:p>9905</text:p>
          </table:table-cell>
        </table:table-row>
        <table:table-row table:style-name="ro1">
          <table:table-cell office:value-type="float" office:value="1611035510144" calcext:value-type="float">
            <text:p>1611035510144</text:p>
          </table:table-cell>
          <table:table-cell office:value-type="float" office:value="1611035519989" calcext:value-type="float">
            <text:p>161103551998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845" calcext:value-type="float">
            <text:p>9845</text:p>
          </table:table-cell>
        </table:table-row>
        <table:table-row table:style-name="ro1">
          <table:table-cell office:value-type="float" office:value="1611035520189" calcext:value-type="float">
            <text:p>1611035520189</text:p>
          </table:table-cell>
          <table:table-cell office:value-type="float" office:value="1611035530086" calcext:value-type="float">
            <text:p>161103553008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897" calcext:value-type="float">
            <text:p>9897</text:p>
          </table:table-cell>
        </table:table-row>
        <table:table-row table:style-name="ro1">
          <table:table-cell office:value-type="float" office:value="1611035530141" calcext:value-type="float">
            <text:p>1611035530141</text:p>
          </table:table-cell>
          <table:table-cell office:value-type="float" office:value="1611035540115" calcext:value-type="float">
            <text:p>161103554011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974" calcext:value-type="float">
            <text:p>9974</text:p>
          </table:table-cell>
        </table:table-row>
        <table:table-row table:style-name="ro1">
          <table:table-cell office:value-type="float" office:value="1611035540153" calcext:value-type="float">
            <text:p>1611035540153</text:p>
          </table:table-cell>
          <table:table-cell office:value-type="float" office:value="1611035550011" calcext:value-type="float">
            <text:p>16110355500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858" calcext:value-type="float">
            <text:p>9858</text:p>
          </table:table-cell>
        </table:table-row>
        <table:table-row table:style-name="ro1">
          <table:table-cell office:value-type="float" office:value="1611035550193" calcext:value-type="float">
            <text:p>1611035550193</text:p>
          </table:table-cell>
          <table:table-cell office:value-type="float" office:value="1611035560284" calcext:value-type="float">
            <text:p>161103556028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091" calcext:value-type="float">
            <text:p>10091</text:p>
          </table:table-cell>
        </table:table-row>
        <table:table-row table:style-name="ro1">
          <table:table-cell office:value-type="float" office:value="1611035560320" calcext:value-type="float">
            <text:p>1611035560320</text:p>
          </table:table-cell>
          <table:table-cell office:value-type="float" office:value="1611035570161" calcext:value-type="float">
            <text:p>161103557016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9841" calcext:value-type="float">
            <text:p>9841</text:p>
          </table:table-cell>
        </table:table-row>
        <table:table-row table:style-name="ro1">
          <table:table-cell office:value-type="float" office:value="1611035570359" calcext:value-type="float">
            <text:p>1611035570359</text:p>
          </table:table-cell>
          <table:table-cell office:value-type="float" office:value="1611035580212" calcext:value-type="float">
            <text:p>16110355802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853" calcext:value-type="float">
            <text:p>9853</text:p>
          </table:table-cell>
        </table:table-row>
        <table:table-row table:style-name="ro1">
          <table:table-cell office:value-type="float" office:value="1611035580470" calcext:value-type="float">
            <text:p>1611035580470</text:p>
          </table:table-cell>
          <table:table-cell office:value-type="float" office:value="1611035590320" calcext:value-type="float">
            <text:p>161103559032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850" calcext:value-type="float">
            <text:p>9850</text:p>
          </table:table-cell>
        </table:table-row>
        <table:table-row table:style-name="ro1">
          <table:table-cell office:value-type="float" office:value="1611035590466" calcext:value-type="float">
            <text:p>1611035590466</text:p>
          </table:table-cell>
          <table:table-cell office:value-type="float" office:value="1611035600344" calcext:value-type="float">
            <text:p>161103560034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878" calcext:value-type="float">
            <text:p>9878</text:p>
          </table:table-cell>
        </table:table-row>
        <table:table-row table:style-name="ro1">
          <table:table-cell office:value-type="float" office:value="1611035600510" calcext:value-type="float">
            <text:p>1611035600510</text:p>
          </table:table-cell>
          <table:table-cell office:value-type="float" office:value="1611035610533" calcext:value-type="float">
            <text:p>16110356105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023" calcext:value-type="float">
            <text:p>10023</text:p>
          </table:table-cell>
        </table:table-row>
        <table:table-row table:style-name="ro1">
          <table:table-cell office:value-type="float" office:value="1611035610565" calcext:value-type="float">
            <text:p>1611035610565</text:p>
          </table:table-cell>
          <table:table-cell office:value-type="float" office:value="1611035620431" calcext:value-type="float">
            <text:p>161103562043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866" calcext:value-type="float">
            <text:p>9866</text:p>
          </table:table-cell>
        </table:table-row>
        <table:table-row table:style-name="ro1">
          <table:table-cell office:value-type="float" office:value="1611035620600" calcext:value-type="float">
            <text:p>1611035620600</text:p>
          </table:table-cell>
          <table:table-cell office:value-type="float" office:value="1611035630629" calcext:value-type="float">
            <text:p>161103563062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29" calcext:value-type="float">
            <text:p>10029</text:p>
          </table:table-cell>
        </table:table-row>
        <table:table-row table:style-name="ro1">
          <table:table-cell office:value-type="float" office:value="1611035630663" calcext:value-type="float">
            <text:p>1611035630663</text:p>
          </table:table-cell>
          <table:table-cell office:value-type="float" office:value="1611035640637" calcext:value-type="float">
            <text:p>161103564063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9974" calcext:value-type="float">
            <text:p>9974</text:p>
          </table:table-cell>
        </table:table-row>
        <table:table-row table:style-name="ro1">
          <table:table-cell office:value-type="float" office:value="1611035640672" calcext:value-type="float">
            <text:p>1611035640672</text:p>
          </table:table-cell>
          <table:table-cell office:value-type="float" office:value="1611035650568" calcext:value-type="float">
            <text:p>161103565056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896" calcext:value-type="float">
            <text:p>9896</text:p>
          </table:table-cell>
        </table:table-row>
        <table:table-row table:style-name="ro1">
          <table:table-cell office:value-type="float" office:value="1611035650713" calcext:value-type="float">
            <text:p>1611035650713</text:p>
          </table:table-cell>
          <table:table-cell office:value-type="float" office:value="1611035660697" calcext:value-type="float">
            <text:p>161103566069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984" calcext:value-type="float">
            <text:p>9984</text:p>
          </table:table-cell>
        </table:table-row>
        <table:table-row table:style-name="ro1">
          <table:table-cell office:value-type="float" office:value="1611035660731" calcext:value-type="float">
            <text:p>1611035660731</text:p>
          </table:table-cell>
          <table:table-cell office:value-type="float" office:value="1611035670644" calcext:value-type="float">
            <text:p>161103567064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913" calcext:value-type="float">
            <text:p>9913</text:p>
          </table:table-cell>
        </table:table-row>
        <table:table-row table:style-name="ro1">
          <table:table-cell office:value-type="float" office:value="1611035670771" calcext:value-type="float">
            <text:p>1611035670771</text:p>
          </table:table-cell>
          <table:table-cell office:value-type="float" office:value="1611035680792" calcext:value-type="float">
            <text:p>161103568079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21" calcext:value-type="float">
            <text:p>10021</text:p>
          </table:table-cell>
        </table:table-row>
        <table:table-row table:style-name="ro1">
          <table:table-cell office:value-type="float" office:value="1611035680999" calcext:value-type="float">
            <text:p>1611035680999</text:p>
          </table:table-cell>
          <table:table-cell office:value-type="float" office:value="1611035691002" calcext:value-type="float">
            <text:p>161103569100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611035691038" calcext:value-type="float">
            <text:p>1611035691038</text:p>
          </table:table-cell>
          <table:table-cell office:value-type="float" office:value="1611035700827" calcext:value-type="float">
            <text:p>161103570082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9789" calcext:value-type="float">
            <text:p>9789</text:p>
          </table:table-cell>
        </table:table-row>
        <table:table-row table:style-name="ro1">
          <table:table-cell office:value-type="float" office:value="1611035701075" calcext:value-type="float">
            <text:p>1611035701075</text:p>
          </table:table-cell>
          <table:table-cell office:value-type="float" office:value="1611035711085" calcext:value-type="float">
            <text:p>161103571108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611035771080" calcext:value-type="float">
            <text:p>1611035771080</text:p>
          </table:table-cell>
          <table:table-cell office:value-type="float" office:value="1611035782069" calcext:value-type="float">
            <text:p>161103578206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989" calcext:value-type="float">
            <text:p>10989</text:p>
          </table:table-cell>
        </table:table-row>
        <table:table-row table:style-name="ro1">
          <table:table-cell office:value-type="float" office:value="1611035782111" calcext:value-type="float">
            <text:p>1611035782111</text:p>
          </table:table-cell>
          <table:table-cell office:value-type="float" office:value="1611035791981" calcext:value-type="float">
            <text:p>161103579198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870" calcext:value-type="float">
            <text:p>9870</text:p>
          </table:table-cell>
        </table:table-row>
        <table:table-row table:style-name="ro1">
          <table:table-cell office:value-type="float" office:value="1611035792171" calcext:value-type="float">
            <text:p>1611035792171</text:p>
          </table:table-cell>
          <table:table-cell office:value-type="float" office:value="1611035802071" calcext:value-type="float">
            <text:p>161103580207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float" office:value="1611035802106" calcext:value-type="float">
            <text:p>1611035802106</text:p>
          </table:table-cell>
          <table:table-cell office:value-type="float" office:value="1611035811940" calcext:value-type="float">
            <text:p>16110358119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834" calcext:value-type="float">
            <text:p>9834</text:p>
          </table:table-cell>
        </table:table-row>
        <table:table-row table:style-name="ro1">
          <table:table-cell office:value-type="float" office:value="1611035812167" calcext:value-type="float">
            <text:p>1611035812167</text:p>
          </table:table-cell>
          <table:table-cell office:value-type="float" office:value="1611035822299" calcext:value-type="float">
            <text:p>161103582229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132" calcext:value-type="float">
            <text:p>10132</text:p>
          </table:table-cell>
        </table:table-row>
        <table:table-row table:style-name="ro1">
          <table:table-cell office:value-type="float" office:value="1611035822331" calcext:value-type="float">
            <text:p>1611035822331</text:p>
          </table:table-cell>
          <table:table-cell office:value-type="float" office:value="1611035832243" calcext:value-type="float">
            <text:p>161103583224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912" calcext:value-type="float">
            <text:p>9912</text:p>
          </table:table-cell>
        </table:table-row>
        <table:table-row table:style-name="ro1">
          <table:table-cell office:value-type="float" office:value="1611035832368" calcext:value-type="float">
            <text:p>1611035832368</text:p>
          </table:table-cell>
          <table:table-cell office:value-type="float" office:value="1611035842422" calcext:value-type="float">
            <text:p>161103584242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054" calcext:value-type="float">
            <text:p>10054</text:p>
          </table:table-cell>
        </table:table-row>
        <table:table-row table:style-name="ro1">
          <table:table-cell office:value-type="float" office:value="1611035842458" calcext:value-type="float">
            <text:p>1611035842458</text:p>
          </table:table-cell>
          <table:table-cell office:value-type="float" office:value="1611035852518" calcext:value-type="float">
            <text:p>16110358525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060" calcext:value-type="float">
            <text:p>10060</text:p>
          </table:table-cell>
        </table:table-row>
        <table:table-row table:style-name="ro1">
          <table:table-cell office:value-type="float" office:value="1611035852549" calcext:value-type="float">
            <text:p>1611035852549</text:p>
          </table:table-cell>
          <table:table-cell office:value-type="float" office:value="1611035862546" calcext:value-type="float">
            <text:p>161103586254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9997" calcext:value-type="float">
            <text:p>9997</text:p>
          </table:table-cell>
        </table:table-row>
        <table:table-row table:style-name="ro1">
          <table:table-cell office:value-type="float" office:value="1611035862578" calcext:value-type="float">
            <text:p>1611035862578</text:p>
          </table:table-cell>
          <table:table-cell office:value-type="float" office:value="1611035872574" calcext:value-type="float">
            <text:p>161103587257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996" calcext:value-type="float">
            <text:p>9996</text:p>
          </table:table-cell>
        </table:table-row>
        <table:table-row table:style-name="ro1">
          <table:table-cell office:value-type="float" office:value="1611035872844" calcext:value-type="float">
            <text:p>1611035872844</text:p>
          </table:table-cell>
          <table:table-cell office:value-type="float" office:value="1611035882674" calcext:value-type="float">
            <text:p>161103588267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830" calcext:value-type="float">
            <text:p>9830</text:p>
          </table:table-cell>
        </table:table-row>
        <table:table-row table:style-name="ro1">
          <table:table-cell office:value-type="float" office:value="1611035882877" calcext:value-type="float">
            <text:p>1611035882877</text:p>
          </table:table-cell>
          <table:table-cell office:value-type="float" office:value="1611035893128" calcext:value-type="float">
            <text:p>161103589312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251" calcext:value-type="float">
            <text:p>10251</text:p>
          </table:table-cell>
        </table:table-row>
        <table:table-row table:style-name="ro1">
          <table:table-cell office:value-type="float" office:value="1611035893159" calcext:value-type="float">
            <text:p>1611035893159</text:p>
          </table:table-cell>
          <table:table-cell office:value-type="float" office:value="1611035903214" calcext:value-type="float">
            <text:p>161103590321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055" calcext:value-type="float">
            <text:p>10055</text:p>
          </table:table-cell>
        </table:table-row>
        <table:table-row table:style-name="ro1">
          <table:table-cell office:value-type="float" office:value="1611035903249" calcext:value-type="float">
            <text:p>1611035903249</text:p>
          </table:table-cell>
          <table:table-cell office:value-type="float" office:value="1611035913219" calcext:value-type="float">
            <text:p>16110359132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970" calcext:value-type="float">
            <text:p>9970</text:p>
          </table:table-cell>
        </table:table-row>
        <table:table-row table:style-name="ro1">
          <table:table-cell office:value-type="float" office:value="1611035913251" calcext:value-type="float">
            <text:p>1611035913251</text:p>
          </table:table-cell>
          <table:table-cell office:value-type="float" office:value="1611035923248" calcext:value-type="float">
            <text:p>161103592324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997" calcext:value-type="float">
            <text:p>9997</text:p>
          </table:table-cell>
        </table:table-row>
        <table:table-row table:style-name="ro1">
          <table:table-cell office:value-type="float" office:value="1611035923282" calcext:value-type="float">
            <text:p>1611035923282</text:p>
          </table:table-cell>
          <table:table-cell office:value-type="float" office:value="1611035933254" calcext:value-type="float">
            <text:p>161103593325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9972" calcext:value-type="float">
            <text:p>9972</text:p>
          </table:table-cell>
        </table:table-row>
        <table:table-row table:style-name="ro1">
          <table:table-cell office:value-type="float" office:value="1611035933289" calcext:value-type="float">
            <text:p>1611035933289</text:p>
          </table:table-cell>
          <table:table-cell office:value-type="float" office:value="1611035943357" calcext:value-type="float">
            <text:p>161103594335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float" office:value="1611035943392" calcext:value-type="float">
            <text:p>1611035943392</text:p>
          </table:table-cell>
          <table:table-cell office:value-type="float" office:value="1611035953400" calcext:value-type="float">
            <text:p>161103595340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611035953436" calcext:value-type="float">
            <text:p>1611035953436</text:p>
          </table:table-cell>
          <table:table-cell office:value-type="float" office:value="1611035963503" calcext:value-type="float">
            <text:p>161103596350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067" calcext:value-type="float">
            <text:p>10067</text:p>
          </table:table-cell>
        </table:table-row>
        <table:table-row table:style-name="ro1">
          <table:table-cell office:value-type="float" office:value="1611035963536" calcext:value-type="float">
            <text:p>1611035963536</text:p>
          </table:table-cell>
          <table:table-cell office:value-type="float" office:value="1611035973518" calcext:value-type="float">
            <text:p>16110359735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982" calcext:value-type="float">
            <text:p>9982</text:p>
          </table:table-cell>
        </table:table-row>
        <table:table-row table:style-name="ro1">
          <table:table-cell office:value-type="float" office:value="1611035973716" calcext:value-type="float">
            <text:p>1611035973716</text:p>
          </table:table-cell>
          <table:table-cell office:value-type="float" office:value="1611035983787" calcext:value-type="float">
            <text:p>161103598378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071" calcext:value-type="float">
            <text:p>10071</text:p>
          </table:table-cell>
        </table:table-row>
        <table:table-row table:style-name="ro1">
          <table:table-cell office:value-type="float" office:value="1611035983821" calcext:value-type="float">
            <text:p>1611035983821</text:p>
          </table:table-cell>
          <table:table-cell office:value-type="float" office:value="1611035993800" calcext:value-type="float">
            <text:p>161103599380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9979" calcext:value-type="float">
            <text:p>9979</text:p>
          </table:table-cell>
        </table:table-row>
        <table:table-row table:style-name="ro1">
          <table:table-cell office:value-type="float" office:value="1611035993831" calcext:value-type="float">
            <text:p>1611035993831</text:p>
          </table:table-cell>
          <table:table-cell office:value-type="float" office:value="1611036003982" calcext:value-type="float">
            <text:p>161103600398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float" office:value="1611036004013" calcext:value-type="float">
            <text:p>1611036004013</text:p>
          </table:table-cell>
          <table:table-cell office:value-type="float" office:value="1611036013991" calcext:value-type="float">
            <text:p>161103601399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9978" calcext:value-type="float">
            <text:p>9978</text:p>
          </table:table-cell>
        </table:table-row>
        <table:table-row table:style-name="ro1">
          <table:table-cell office:value-type="float" office:value="1611036014024" calcext:value-type="float">
            <text:p>1611036014024</text:p>
          </table:table-cell>
          <table:table-cell office:value-type="float" office:value="1611036024058" calcext:value-type="float">
            <text:p>161103602405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034" calcext:value-type="float">
            <text:p>10034</text:p>
          </table:table-cell>
        </table:table-row>
        <table:table-row table:style-name="ro1">
          <table:table-cell office:value-type="float" office:value="1611036024093" calcext:value-type="float">
            <text:p>1611036024093</text:p>
          </table:table-cell>
          <table:table-cell office:value-type="float" office:value="1611036034095" calcext:value-type="float">
            <text:p>161103603409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611036034130" calcext:value-type="float">
            <text:p>1611036034130</text:p>
          </table:table-cell>
          <table:table-cell office:value-type="float" office:value="1611036044163" calcext:value-type="float">
            <text:p>161103604416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0033" calcext:value-type="float">
            <text:p>10033</text:p>
          </table:table-cell>
        </table:table-row>
        <table:table-row table:style-name="ro1">
          <table:table-cell office:value-type="float" office:value="1611036044197" calcext:value-type="float">
            <text:p>1611036044197</text:p>
          </table:table-cell>
          <table:table-cell office:value-type="float" office:value="1611036054145" calcext:value-type="float">
            <text:p>161103605414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float" office:value="1611036054210" calcext:value-type="float">
            <text:p>1611036054210</text:p>
          </table:table-cell>
          <table:table-cell office:value-type="float" office:value="1611036064281" calcext:value-type="float">
            <text:p>1611036064281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0071" calcext:value-type="float">
            <text:p>10071</text:p>
          </table:table-cell>
        </table:table-row>
        <table:table-row table:style-name="ro1">
          <table:table-cell office:value-type="float" office:value="1611036064313" calcext:value-type="float">
            <text:p>1611036064313</text:p>
          </table:table-cell>
          <table:table-cell office:value-type="float" office:value="1611036074271" calcext:value-type="float">
            <text:p>161103607427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958" calcext:value-type="float">
            <text:p>9958</text:p>
          </table:table-cell>
        </table:table-row>
        <table:table-row table:style-name="ro1">
          <table:table-cell office:value-type="float" office:value="1611036074486" calcext:value-type="float">
            <text:p>1611036074486</text:p>
          </table:table-cell>
          <table:table-cell office:value-type="float" office:value="1611036084501" calcext:value-type="float">
            <text:p>161103608450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1611036084532" calcext:value-type="float">
            <text:p>1611036084532</text:p>
          </table:table-cell>
          <table:table-cell office:value-type="float" office:value="1611036094602" calcext:value-type="float">
            <text:p>161103609460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070" calcext:value-type="float">
            <text:p>10070</text:p>
          </table:table-cell>
        </table:table-row>
        <table:table-row table:style-name="ro1">
          <table:table-cell office:value-type="float" office:value="1611036094637" calcext:value-type="float">
            <text:p>1611036094637</text:p>
          </table:table-cell>
          <table:table-cell office:value-type="float" office:value="1611036104639" calcext:value-type="float">
            <text:p>1611036104639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611036104671" calcext:value-type="float">
            <text:p>1611036104671</text:p>
          </table:table-cell>
          <table:table-cell office:value-type="float" office:value="1611036114678" calcext:value-type="float">
            <text:p>161103611467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611036114715" calcext:value-type="float">
            <text:p>1611036114715</text:p>
          </table:table-cell>
          <table:table-cell office:value-type="float" office:value="1611036124844" calcext:value-type="float">
            <text:p>1611036124844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0129" calcext:value-type="float">
            <text:p>10129</text:p>
          </table:table-cell>
        </table:table-row>
        <table:table-row table:style-name="ro1">
          <table:table-cell office:value-type="float" office:value="1611036124883" calcext:value-type="float">
            <text:p>1611036124883</text:p>
          </table:table-cell>
          <table:table-cell office:value-type="float" office:value="1611036134940" calcext:value-type="float">
            <text:p>161103613494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0057" calcext:value-type="float">
            <text:p>10057</text:p>
          </table:table-cell>
        </table:table-row>
        <table:table-row table:style-name="ro1">
          <table:table-cell office:value-type="float" office:value="1611036134974" calcext:value-type="float">
            <text:p>1611036134974</text:p>
          </table:table-cell>
          <table:table-cell office:value-type="float" office:value="1611036145003" calcext:value-type="float">
            <text:p>161103614500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0029" calcext:value-type="float">
            <text:p>10029</text:p>
          </table:table-cell>
        </table:table-row>
        <table:table-row table:style-name="ro1">
          <table:table-cell office:value-type="float" office:value="1611036145038" calcext:value-type="float">
            <text:p>1611036145038</text:p>
          </table:table-cell>
          <table:table-cell office:value-type="float" office:value="1611036154863" calcext:value-type="float">
            <text:p>1611036154863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9825" calcext:value-type="float">
            <text:p>9825</text:p>
          </table:table-cell>
        </table:table-row>
        <table:table-row table:style-name="ro1">
          <table:table-cell office:value-type="float" office:value="1611036155059" calcext:value-type="float">
            <text:p>1611036155059</text:p>
          </table:table-cell>
          <table:table-cell office:value-type="float" office:value="1611036165155" calcext:value-type="float">
            <text:p>1611036165155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float" office:value="1611036165190" calcext:value-type="float">
            <text:p>1611036165190</text:p>
          </table:table-cell>
          <table:table-cell office:value-type="float" office:value="1611036175294" calcext:value-type="float">
            <text:p>161103617529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104" calcext:value-type="float">
            <text:p>10104</text:p>
          </table:table-cell>
        </table:table-row>
        <table:table-row table:style-name="ro1">
          <table:table-cell office:value-type="float" office:value="1611036175499" calcext:value-type="float">
            <text:p>1611036175499</text:p>
          </table:table-cell>
          <table:table-cell office:value-type="float" office:value="1611036185509" calcext:value-type="float">
            <text:p>1611036185509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611036185540" calcext:value-type="float">
            <text:p>1611036185540</text:p>
          </table:table-cell>
          <table:table-cell office:value-type="float" office:value="1611036195609" calcext:value-type="float">
            <text:p>161103619560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0069" calcext:value-type="float">
            <text:p>10069</text:p>
          </table:table-cell>
        </table:table-row>
        <table:table-row table:style-name="ro1">
          <table:table-cell office:value-type="float" office:value="1611036195645" calcext:value-type="float">
            <text:p>1611036195645</text:p>
          </table:table-cell>
          <table:table-cell office:value-type="float" office:value="1611036205726" calcext:value-type="float">
            <text:p>1611036205726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0081" calcext:value-type="float">
            <text:p>10081</text:p>
          </table:table-cell>
        </table:table-row>
        <table:table-row table:style-name="ro1">
          <table:table-cell office:value-type="float" office:value="1611036205758" calcext:value-type="float">
            <text:p>1611036205758</text:p>
          </table:table-cell>
          <table:table-cell office:value-type="float" office:value="1611036215859" calcext:value-type="float">
            <text:p>1611036215859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0101" calcext:value-type="float">
            <text:p>10101</text:p>
          </table:table-cell>
        </table:table-row>
        <table:table-row table:style-name="ro1">
          <table:table-cell office:value-type="float" office:value="1611036215890" calcext:value-type="float">
            <text:p>1611036215890</text:p>
          </table:table-cell>
          <table:table-cell office:value-type="float" office:value="1611036225941" calcext:value-type="float">
            <text:p>1611036225941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0051" calcext:value-type="float">
            <text:p>10051</text:p>
          </table:table-cell>
        </table:table-row>
        <table:table-row table:style-name="ro1">
          <table:table-cell office:value-type="float" office:value="1611036225976" calcext:value-type="float">
            <text:p>1611036225976</text:p>
          </table:table-cell>
          <table:table-cell office:value-type="float" office:value="1611036236045" calcext:value-type="float">
            <text:p>1611036236045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0069" calcext:value-type="float">
            <text:p>10069</text:p>
          </table:table-cell>
        </table:table-row>
        <table:table-row table:style-name="ro1">
          <table:table-cell office:value-type="float" office:value="1611036236078" calcext:value-type="float">
            <text:p>1611036236078</text:p>
          </table:table-cell>
          <table:table-cell office:value-type="float" office:value="1611036246124" calcext:value-type="float">
            <text:p>1611036246124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0046" calcext:value-type="float">
            <text:p>10046</text:p>
          </table:table-cell>
        </table:table-row>
        <table:table-row table:style-name="ro1">
          <table:table-cell office:value-type="float" office:value="1611036246158" calcext:value-type="float">
            <text:p>1611036246158</text:p>
          </table:table-cell>
          <table:table-cell office:value-type="float" office:value="1611036256280" calcext:value-type="float">
            <text:p>1611036256280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122" calcext:value-type="float">
            <text:p>10122</text:p>
          </table:table-cell>
        </table:table-row>
        <table:table-row table:style-name="ro1">
          <table:table-cell office:value-type="float" office:value="1611036256312" calcext:value-type="float">
            <text:p>1611036256312</text:p>
          </table:table-cell>
          <table:table-cell office:value-type="float" office:value="1611036266423" calcext:value-type="float">
            <text:p>1611036266423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0111" calcext:value-type="float">
            <text:p>10111</text:p>
          </table:table-cell>
        </table:table-row>
        <table:table-row table:style-name="ro1">
          <table:table-cell office:value-type="float" office:value="1611036266460" calcext:value-type="float">
            <text:p>1611036266460</text:p>
          </table:table-cell>
          <table:table-cell office:value-type="float" office:value="1611036276536" calcext:value-type="float">
            <text:p>161103627653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76" calcext:value-type="float">
            <text:p>10076</text:p>
          </table:table-cell>
        </table:table-row>
        <table:table-row table:style-name="ro1">
          <table:table-cell office:value-type="float" office:value="1611036298782" calcext:value-type="float">
            <text:p>1611036298782</text:p>
          </table:table-cell>
          <table:table-cell office:value-type="float" office:value="1611036309896" calcext:value-type="float">
            <text:p>161103630989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float" office:value="1611036309936" calcext:value-type="float">
            <text:p>1611036309936</text:p>
          </table:table-cell>
          <table:table-cell office:value-type="float" office:value="1611036319681" calcext:value-type="float">
            <text:p>161103631968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78" calcext:value-type="float">
            <text:p>10078</text:p>
          </table:table-cell>
        </table:table-row>
        <table:table-row table:style-name="ro1">
          <table:table-cell office:value-type="float" office:value="1611036319984" calcext:value-type="float">
            <text:p>1611036319984</text:p>
          </table:table-cell>
          <table:table-cell office:value-type="float" office:value="1611036330013" calcext:value-type="float">
            <text:p>161103633001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79" calcext:value-type="float">
            <text:p>10079</text:p>
          </table:table-cell>
        </table:table-row>
        <table:table-row table:style-name="ro1">
          <table:table-cell office:value-type="float" office:value="1611036330050" calcext:value-type="float">
            <text:p>1611036330050</text:p>
          </table:table-cell>
          <table:table-cell office:value-type="float" office:value="1611036339962" calcext:value-type="float">
            <text:p>161103633996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80" calcext:value-type="float">
            <text:p>10080</text:p>
          </table:table-cell>
        </table:table-row>
        <table:table-row table:style-name="ro1">
          <table:table-cell office:value-type="float" office:value="1611036340084" calcext:value-type="float">
            <text:p>1611036340084</text:p>
          </table:table-cell>
          <table:table-cell office:value-type="float" office:value="1611036350123" calcext:value-type="float">
            <text:p>161103635012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81" calcext:value-type="float">
            <text:p>10081</text:p>
          </table:table-cell>
        </table:table-row>
        <table:table-row table:style-name="ro1">
          <table:table-cell office:value-type="float" office:value="1611036350159" calcext:value-type="float">
            <text:p>1611036350159</text:p>
          </table:table-cell>
          <table:table-cell office:value-type="float" office:value="1611036360174" calcext:value-type="float">
            <text:p>161103636017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082" calcext:value-type="float">
            <text:p>10082</text:p>
          </table:table-cell>
        </table:table-row>
        <table:table-row table:style-name="ro1">
          <table:table-cell office:value-type="float" office:value="1611036360207" calcext:value-type="float">
            <text:p>1611036360207</text:p>
          </table:table-cell>
          <table:table-cell office:value-type="float" office:value="1611036369989" calcext:value-type="float">
            <text:p>16110363699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083" calcext:value-type="float">
            <text:p>10083</text:p>
          </table:table-cell>
        </table:table-row>
        <table:table-row table:style-name="ro1">
          <table:table-cell office:value-type="float" office:value="1611036370237" calcext:value-type="float">
            <text:p>1611036370237</text:p>
          </table:table-cell>
          <table:table-cell office:value-type="float" office:value="1611036380371" calcext:value-type="float">
            <text:p>161103638037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084" calcext:value-type="float">
            <text:p>10084</text:p>
          </table:table-cell>
        </table:table-row>
        <table:table-row table:style-name="ro1">
          <table:table-cell office:value-type="float" office:value="1611036380407" calcext:value-type="float">
            <text:p>1611036380407</text:p>
          </table:table-cell>
          <table:table-cell office:value-type="float" office:value="1611036390340" calcext:value-type="float">
            <text:p>161103639034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085" calcext:value-type="float">
            <text:p>10085</text:p>
          </table:table-cell>
        </table:table-row>
        <table:table-row table:style-name="ro1">
          <table:table-cell office:value-type="float" office:value="1611036390438" calcext:value-type="float">
            <text:p>1611036390438</text:p>
          </table:table-cell>
          <table:table-cell office:value-type="float" office:value="1611036400628" calcext:value-type="float">
            <text:p>161103640062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float" office:value="1611036400918" calcext:value-type="float">
            <text:p>1611036400918</text:p>
          </table:table-cell>
          <table:table-cell office:value-type="float" office:value="1611036410968" calcext:value-type="float">
            <text:p>161103641096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087" calcext:value-type="float">
            <text:p>10087</text:p>
          </table:table-cell>
        </table:table-row>
        <table:table-row table:style-name="ro1">
          <table:table-cell office:value-type="float" office:value="1611036411005" calcext:value-type="float">
            <text:p>1611036411005</text:p>
          </table:table-cell>
          <table:table-cell office:value-type="float" office:value="1611036420853" calcext:value-type="float">
            <text:p>161103642085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088" calcext:value-type="float">
            <text:p>10088</text:p>
          </table:table-cell>
        </table:table-row>
        <table:table-row table:style-name="ro1">
          <table:table-cell office:value-type="float" office:value="1611036421056" calcext:value-type="float">
            <text:p>1611036421056</text:p>
          </table:table-cell>
          <table:table-cell office:value-type="float" office:value="1611036431151" calcext:value-type="float">
            <text:p>161103643115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089" calcext:value-type="float">
            <text:p>10089</text:p>
          </table:table-cell>
        </table:table-row>
        <table:table-row table:style-name="ro1">
          <table:table-cell office:value-type="float" office:value="1611036431186" calcext:value-type="float">
            <text:p>1611036431186</text:p>
          </table:table-cell>
          <table:table-cell office:value-type="float" office:value="1611036441087" calcext:value-type="float">
            <text:p>161103644108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090" calcext:value-type="float">
            <text:p>10090</text:p>
          </table:table-cell>
        </table:table-row>
        <table:table-row table:style-name="ro1">
          <table:table-cell office:value-type="float" office:value="1611036441227" calcext:value-type="float">
            <text:p>1611036441227</text:p>
          </table:table-cell>
          <table:table-cell office:value-type="float" office:value="1611036451316" calcext:value-type="float">
            <text:p>16110364513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91" calcext:value-type="float">
            <text:p>10091</text:p>
          </table:table-cell>
        </table:table-row>
        <table:table-row table:style-name="ro1">
          <table:table-cell office:value-type="float" office:value="1611036451347" calcext:value-type="float">
            <text:p>1611036451347</text:p>
          </table:table-cell>
          <table:table-cell office:value-type="float" office:value="1611036461424" calcext:value-type="float">
            <text:p>16110364614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092" calcext:value-type="float">
            <text:p>10092</text:p>
          </table:table-cell>
        </table:table-row>
        <table:table-row table:style-name="ro1">
          <table:table-cell office:value-type="float" office:value="1611036461456" calcext:value-type="float">
            <text:p>1611036461456</text:p>
          </table:table-cell>
          <table:table-cell office:value-type="float" office:value="1611036471527" calcext:value-type="float">
            <text:p>161103647152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093" calcext:value-type="float">
            <text:p>10093</text:p>
          </table:table-cell>
        </table:table-row>
        <table:table-row table:style-name="ro1">
          <table:table-cell office:value-type="float" office:value="1611036471565" calcext:value-type="float">
            <text:p>1611036471565</text:p>
          </table:table-cell>
          <table:table-cell office:value-type="float" office:value="1611036481516" calcext:value-type="float">
            <text:p>161103648151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094" calcext:value-type="float">
            <text:p>10094</text:p>
          </table:table-cell>
        </table:table-row>
        <table:table-row table:style-name="ro1">
          <table:table-cell office:value-type="float" office:value="1611036481560" calcext:value-type="float">
            <text:p>1611036481560</text:p>
          </table:table-cell>
          <table:table-cell office:value-type="float" office:value="1611036491536" calcext:value-type="float">
            <text:p>161103649153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095" calcext:value-type="float">
            <text:p>10095</text:p>
          </table:table-cell>
        </table:table-row>
        <table:table-row table:style-name="ro1">
          <table:table-cell office:value-type="float" office:value="1611036491570" calcext:value-type="float">
            <text:p>1611036491570</text:p>
          </table:table-cell>
          <table:table-cell office:value-type="float" office:value="1611036502053" calcext:value-type="float">
            <text:p>161103650205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float" office:value="1611036502278" calcext:value-type="float">
            <text:p>1611036502278</text:p>
          </table:table-cell>
          <table:table-cell office:value-type="float" office:value="1611036512958" calcext:value-type="float">
            <text:p>161103651295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097" calcext:value-type="float">
            <text:p>10097</text:p>
          </table:table-cell>
        </table:table-row>
        <table:table-row table:style-name="ro1">
          <table:table-cell office:value-type="float" office:value="1611036512993" calcext:value-type="float">
            <text:p>1611036512993</text:p>
          </table:table-cell>
          <table:table-cell office:value-type="float" office:value="1611036524315" calcext:value-type="float">
            <text:p>16110365243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0098" calcext:value-type="float">
            <text:p>10098</text:p>
          </table:table-cell>
        </table:table-row>
        <table:table-row table:style-name="ro1">
          <table:table-cell office:value-type="float" office:value="1611036524356" calcext:value-type="float">
            <text:p>1611036524356</text:p>
          </table:table-cell>
          <table:table-cell office:value-type="float" office:value="1611036535611" calcext:value-type="float">
            <text:p>161103653561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0099" calcext:value-type="float">
            <text:p>10099</text:p>
          </table:table-cell>
        </table:table-row>
        <table:table-row table:style-name="ro1">
          <table:table-cell office:value-type="float" office:value="1611036535647" calcext:value-type="float">
            <text:p>1611036535647</text:p>
          </table:table-cell>
          <table:table-cell office:value-type="float" office:value="1611036547497" calcext:value-type="float">
            <text:p>161103654749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float" office:value="1611036547534" calcext:value-type="float">
            <text:p>1611036547534</text:p>
          </table:table-cell>
          <table:table-cell office:value-type="float" office:value="1611036559239" calcext:value-type="float">
            <text:p>161103655923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101" calcext:value-type="float">
            <text:p>10101</text:p>
          </table:table-cell>
        </table:table-row>
        <table:table-row table:style-name="ro1">
          <table:table-cell office:value-type="float" office:value="1611036559280" calcext:value-type="float">
            <text:p>1611036559280</text:p>
          </table:table-cell>
          <table:table-cell office:value-type="float" office:value="1611036570987" calcext:value-type="float">
            <text:p>161103657098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0102" calcext:value-type="float">
            <text:p>10102</text:p>
          </table:table-cell>
        </table:table-row>
        <table:table-row table:style-name="ro1">
          <table:table-cell office:value-type="float" office:value="1611036571028" calcext:value-type="float">
            <text:p>1611036571028</text:p>
          </table:table-cell>
          <table:table-cell office:value-type="float" office:value="1611036582862" calcext:value-type="float">
            <text:p>161103658286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0103" calcext:value-type="float">
            <text:p>10103</text:p>
          </table:table-cell>
        </table:table-row>
        <table:table-row table:style-name="ro1">
          <table:table-cell office:value-type="float" office:value="1611036582899" calcext:value-type="float">
            <text:p>1611036582899</text:p>
          </table:table-cell>
          <table:table-cell office:value-type="float" office:value="1611036594739" calcext:value-type="float">
            <text:p>161103659473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0104" calcext:value-type="float">
            <text:p>10104</text:p>
          </table:table-cell>
        </table:table-row>
        <table:table-row table:style-name="ro1">
          <table:table-cell office:value-type="float" office:value="1611036594779" calcext:value-type="float">
            <text:p>1611036594779</text:p>
          </table:table-cell>
          <table:table-cell office:value-type="float" office:value="1611036606493" calcext:value-type="float">
            <text:p>161103660649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float" office:value="1611036606529" calcext:value-type="float">
            <text:p>1611036606529</text:p>
          </table:table-cell>
          <table:table-cell office:value-type="float" office:value="1611036618173" calcext:value-type="float">
            <text:p>161103661817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106" calcext:value-type="float">
            <text:p>10106</text:p>
          </table:table-cell>
        </table:table-row>
        <table:table-row table:style-name="ro1">
          <table:table-cell office:value-type="float" office:value="1611036618447" calcext:value-type="float">
            <text:p>1611036618447</text:p>
          </table:table-cell>
          <table:table-cell office:value-type="float" office:value="1611036630183" calcext:value-type="float">
            <text:p>1611036630183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0107" calcext:value-type="float">
            <text:p>10107</text:p>
          </table:table-cell>
        </table:table-row>
        <table:table-row table:style-name="ro1">
          <table:table-cell office:value-type="float" office:value="1611036630220" calcext:value-type="float">
            <text:p>1611036630220</text:p>
          </table:table-cell>
          <table:table-cell office:value-type="float" office:value="1611036641092" calcext:value-type="float">
            <text:p>161103664109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108" calcext:value-type="float">
            <text:p>10108</text:p>
          </table:table-cell>
        </table:table-row>
        <table:table-row table:style-name="ro1">
          <table:table-cell office:value-type="float" office:value="1611036641127" calcext:value-type="float">
            <text:p>1611036641127</text:p>
          </table:table-cell>
          <table:table-cell office:value-type="float" office:value="1611036651667" calcext:value-type="float">
            <text:p>161103665166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0109" calcext:value-type="float">
            <text:p>10109</text:p>
          </table:table-cell>
        </table:table-row>
        <table:table-row table:style-name="ro1">
          <table:table-cell office:value-type="float" office:value="1611036651702" calcext:value-type="float">
            <text:p>1611036651702</text:p>
          </table:table-cell>
          <table:table-cell office:value-type="float" office:value="1611036661852" calcext:value-type="float">
            <text:p>1611036661852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110" calcext:value-type="float">
            <text:p>10110</text:p>
          </table:table-cell>
        </table:table-row>
        <table:table-row table:style-name="ro1">
          <table:table-cell office:value-type="float" office:value="1611036661884" calcext:value-type="float">
            <text:p>1611036661884</text:p>
          </table:table-cell>
          <table:table-cell office:value-type="float" office:value="1611036671986" calcext:value-type="float">
            <text:p>161103667198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0111" calcext:value-type="float">
            <text:p>10111</text:p>
          </table:table-cell>
        </table:table-row>
        <table:table-row table:style-name="ro1">
          <table:table-cell office:value-type="float" office:value="1611036672022" calcext:value-type="float">
            <text:p>1611036672022</text:p>
          </table:table-cell>
          <table:table-cell office:value-type="float" office:value="1611036682038" calcext:value-type="float">
            <text:p>161103668203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0112" calcext:value-type="float">
            <text:p>10112</text:p>
          </table:table-cell>
        </table:table-row>
        <table:table-row table:style-name="ro1">
          <table:table-cell office:value-type="float" office:value="1611036682074" calcext:value-type="float">
            <text:p>1611036682074</text:p>
          </table:table-cell>
          <table:table-cell office:value-type="float" office:value="1611036692024" calcext:value-type="float">
            <text:p>1611036692024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0113" calcext:value-type="float">
            <text:p>10113</text:p>
          </table:table-cell>
        </table:table-row>
        <table:table-row table:style-name="ro1">
          <table:table-cell office:value-type="float" office:value="1611036692074" calcext:value-type="float">
            <text:p>1611036692074</text:p>
          </table:table-cell>
          <table:table-cell office:value-type="float" office:value="1611036702086" calcext:value-type="float">
            <text:p>161103670208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float" office:value="1611036702117" calcext:value-type="float">
            <text:p>1611036702117</text:p>
          </table:table-cell>
          <table:table-cell office:value-type="float" office:value="1611036712205" calcext:value-type="float">
            <text:p>1611036712205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0115" calcext:value-type="float">
            <text:p>10115</text:p>
          </table:table-cell>
        </table:table-row>
        <table:table-row table:style-name="ro1">
          <table:table-cell office:value-type="float" office:value="1611036712239" calcext:value-type="float">
            <text:p>1611036712239</text:p>
          </table:table-cell>
          <table:table-cell office:value-type="float" office:value="1611036722277" calcext:value-type="float">
            <text:p>161103672227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116" calcext:value-type="float">
            <text:p>10116</text:p>
          </table:table-cell>
        </table:table-row>
        <table:table-row table:style-name="ro1">
          <table:table-cell office:value-type="float" office:value="1611036722499" calcext:value-type="float">
            <text:p>1611036722499</text:p>
          </table:table-cell>
          <table:table-cell office:value-type="float" office:value="1611036732493" calcext:value-type="float">
            <text:p>1611036732493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0117" calcext:value-type="float">
            <text:p>10117</text:p>
          </table:table-cell>
        </table:table-row>
        <table:table-row table:style-name="ro1">
          <table:table-cell office:value-type="float" office:value="1611036732524" calcext:value-type="float">
            <text:p>1611036732524</text:p>
          </table:table-cell>
          <table:table-cell office:value-type="float" office:value="1611036742539" calcext:value-type="float">
            <text:p>161103674253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0118" calcext:value-type="float">
            <text:p>10118</text:p>
          </table:table-cell>
        </table:table-row>
        <table:table-row table:style-name="ro1">
          <table:table-cell office:value-type="float" office:value="1611036742572" calcext:value-type="float">
            <text:p>1611036742572</text:p>
          </table:table-cell>
          <table:table-cell office:value-type="float" office:value="1611036752620" calcext:value-type="float">
            <text:p>161103675262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0119" calcext:value-type="float">
            <text:p>10119</text:p>
          </table:table-cell>
        </table:table-row>
        <table:table-row table:style-name="ro1">
          <table:table-cell office:value-type="float" office:value="1611036752652" calcext:value-type="float">
            <text:p>1611036752652</text:p>
          </table:table-cell>
          <table:table-cell office:value-type="float" office:value="1611036762749" calcext:value-type="float">
            <text:p>1611036762749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0120" calcext:value-type="float">
            <text:p>10120</text:p>
          </table:table-cell>
        </table:table-row>
        <table:table-row table:style-name="ro1">
          <table:table-cell office:value-type="float" office:value="1611036762781" calcext:value-type="float">
            <text:p>1611036762781</text:p>
          </table:table-cell>
          <table:table-cell office:value-type="float" office:value="1611036772775" calcext:value-type="float">
            <text:p>161103677277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0121" calcext:value-type="float">
            <text:p>10121</text:p>
          </table:table-cell>
        </table:table-row>
        <table:table-row table:style-name="ro1">
          <table:table-cell office:value-type="float" office:value="1611036772807" calcext:value-type="float">
            <text:p>1611036772807</text:p>
          </table:table-cell>
          <table:table-cell office:value-type="float" office:value="1611036783370" calcext:value-type="float">
            <text:p>1611036783370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0122" calcext:value-type="float">
            <text:p>10122</text:p>
          </table:table-cell>
        </table:table-row>
        <table:table-row table:style-name="ro1">
          <table:table-cell office:value-type="float" office:value="1611036783404" calcext:value-type="float">
            <text:p>1611036783404</text:p>
          </table:table-cell>
          <table:table-cell office:value-type="float" office:value="1611036794014" calcext:value-type="float">
            <text:p>1611036794014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float" office:value="1611036794049" calcext:value-type="float">
            <text:p>1611036794049</text:p>
          </table:table-cell>
          <table:table-cell office:value-type="float" office:value="1611036805261" calcext:value-type="float">
            <text:p>1611036805261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124" calcext:value-type="float">
            <text:p>10124</text:p>
          </table:table-cell>
        </table:table-row>
        <table:table-row table:style-name="ro1">
          <table:table-cell office:value-type="float" office:value="1611036805299" calcext:value-type="float">
            <text:p>1611036805299</text:p>
          </table:table-cell>
          <table:table-cell office:value-type="float" office:value="1611036816544" calcext:value-type="float">
            <text:p>1611036816544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0125" calcext:value-type="float">
            <text:p>10125</text:p>
          </table:table-cell>
        </table:table-row>
        <table:table-row table:style-name="ro1">
          <table:table-cell office:value-type="float" office:value="1611036816586" calcext:value-type="float">
            <text:p>1611036816586</text:p>
          </table:table-cell>
          <table:table-cell office:value-type="float" office:value="1611036828212" calcext:value-type="float">
            <text:p>161103682821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126" calcext:value-type="float">
            <text:p>10126</text:p>
          </table:table-cell>
        </table:table-row>
        <table:table-row table:style-name="ro1">
          <table:table-cell office:value-type="float" office:value="1611036828470" calcext:value-type="float">
            <text:p>1611036828470</text:p>
          </table:table-cell>
          <table:table-cell office:value-type="float" office:value="1611036840655" calcext:value-type="float">
            <text:p>1611036840655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0127" calcext:value-type="float">
            <text:p>10127</text:p>
          </table:table-cell>
        </table:table-row>
        <table:table-row table:style-name="ro1">
          <table:table-cell office:value-type="float" office:value="1611036840695" calcext:value-type="float">
            <text:p>1611036840695</text:p>
          </table:table-cell>
          <table:table-cell office:value-type="float" office:value="1611036853135" calcext:value-type="float">
            <text:p>1611036853135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1611036853180" calcext:value-type="float">
            <text:p>1611036853180</text:p>
          </table:table-cell>
          <table:table-cell office:value-type="float" office:value="1611036865578" calcext:value-type="float">
            <text:p>1611036865578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0129" calcext:value-type="float">
            <text:p>10129</text:p>
          </table:table-cell>
        </table:table-row>
        <table:table-row table:style-name="ro1">
          <table:table-cell office:value-type="float" office:value="1611036865617" calcext:value-type="float">
            <text:p>1611036865617</text:p>
          </table:table-cell>
          <table:table-cell office:value-type="float" office:value="1611036878002" calcext:value-type="float">
            <text:p>1611036878002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0130" calcext:value-type="float">
            <text:p>10130</text:p>
          </table:table-cell>
        </table:table-row>
        <table:table-row table:style-name="ro1">
          <table:table-cell office:value-type="float" office:value="1611036878045" calcext:value-type="float">
            <text:p>1611036878045</text:p>
          </table:table-cell>
          <table:table-cell office:value-type="float" office:value="1611036890485" calcext:value-type="float">
            <text:p>161103689048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0131" calcext:value-type="float">
            <text:p>10131</text:p>
          </table:table-cell>
        </table:table-row>
        <table:table-row table:style-name="ro1">
          <table:table-cell office:value-type="float" office:value="1611036890528" calcext:value-type="float">
            <text:p>1611036890528</text:p>
          </table:table-cell>
          <table:table-cell office:value-type="float" office:value="1611036902945" calcext:value-type="float">
            <text:p>1611036902945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0132" calcext:value-type="float">
            <text:p>10132</text:p>
          </table:table-cell>
        </table:table-row>
        <table:table-row table:style-name="ro1">
          <table:table-cell office:value-type="float" office:value="1611036902987" calcext:value-type="float">
            <text:p>1611036902987</text:p>
          </table:table-cell>
          <table:table-cell office:value-type="float" office:value="1611036915513" calcext:value-type="float">
            <text:p>161103691551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float" office:value="1611036915549" calcext:value-type="float">
            <text:p>1611036915549</text:p>
          </table:table-cell>
          <table:table-cell office:value-type="float" office:value="1611036927352" calcext:value-type="float">
            <text:p>1611036927352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0134" calcext:value-type="float">
            <text:p>10134</text:p>
          </table:table-cell>
        </table:table-row>
        <table:table-row table:style-name="ro1">
          <table:table-cell office:value-type="float" office:value="1611036927393" calcext:value-type="float">
            <text:p>1611036927393</text:p>
          </table:table-cell>
          <table:table-cell office:value-type="float" office:value="1611036938772" calcext:value-type="float">
            <text:p>1611036938772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10135" calcext:value-type="float">
            <text:p>10135</text:p>
          </table:table-cell>
        </table:table-row>
        <table:table-row table:style-name="ro1">
          <table:table-cell office:value-type="float" office:value="1611036938805" calcext:value-type="float">
            <text:p>1611036938805</text:p>
          </table:table-cell>
          <table:table-cell office:value-type="float" office:value="1611036949536" calcext:value-type="float">
            <text:p>1611036949536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136" calcext:value-type="float">
            <text:p>10136</text:p>
          </table:table-cell>
        </table:table-row>
        <table:table-row table:style-name="ro1">
          <table:table-cell office:value-type="float" office:value="1611036949793" calcext:value-type="float">
            <text:p>1611036949793</text:p>
          </table:table-cell>
          <table:table-cell office:value-type="float" office:value="1611036959932" calcext:value-type="float">
            <text:p>1611036959932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0137" calcext:value-type="float">
            <text:p>10137</text:p>
          </table:table-cell>
        </table:table-row>
        <table:table-row table:style-name="ro1">
          <table:table-cell office:value-type="float" office:value="1611036959962" calcext:value-type="float">
            <text:p>1611036959962</text:p>
          </table:table-cell>
          <table:table-cell office:value-type="float" office:value="1611036969924" calcext:value-type="float">
            <text:p>1611036969924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0138" calcext:value-type="float">
            <text:p>10138</text:p>
          </table:table-cell>
        </table:table-row>
        <table:table-row table:style-name="ro1">
          <table:table-cell office:value-type="float" office:value="1611036969968" calcext:value-type="float">
            <text:p>1611036969968</text:p>
          </table:table-cell>
          <table:table-cell office:value-type="float" office:value="1611036979975" calcext:value-type="float">
            <text:p>1611036979975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0139" calcext:value-type="float">
            <text:p>10139</text:p>
          </table:table-cell>
        </table:table-row>
        <table:table-row table:style-name="ro1">
          <table:table-cell office:value-type="float" office:value="1611036980008" calcext:value-type="float">
            <text:p>1611036980008</text:p>
          </table:table-cell>
          <table:table-cell office:value-type="float" office:value="1611036990116" calcext:value-type="float">
            <text:p>1611036990116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0140" calcext:value-type="float">
            <text:p>10140</text:p>
          </table:table-cell>
        </table:table-row>
        <table:table-row table:style-name="ro1">
          <table:table-cell office:value-type="float" office:value="1611036990151" calcext:value-type="float">
            <text:p>1611036990151</text:p>
          </table:table-cell>
          <table:table-cell office:value-type="float" office:value="1611037000139" calcext:value-type="float">
            <text:p>1611037000139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141" calcext:value-type="float">
            <text:p>10141</text:p>
          </table:table-cell>
        </table:table-row>
        <table:table-row table:style-name="ro1">
          <table:table-cell office:value-type="float" office:value="1611037000170" calcext:value-type="float">
            <text:p>1611037000170</text:p>
          </table:table-cell>
          <table:table-cell office:value-type="float" office:value="1611037010296" calcext:value-type="float">
            <text:p>1611037010296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float" office:value="1611037010330" calcext:value-type="float">
            <text:p>1611037010330</text:p>
          </table:table-cell>
          <table:table-cell office:value-type="float" office:value="1611037020309" calcext:value-type="float">
            <text:p>1611037020309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0143" calcext:value-type="float">
            <text:p>10143</text:p>
          </table:table-cell>
        </table:table-row>
        <table:table-row table:style-name="ro1">
          <table:table-cell office:value-type="float" office:value="1611037020340" calcext:value-type="float">
            <text:p>1611037020340</text:p>
          </table:table-cell>
          <table:table-cell office:value-type="float" office:value="1611037030513" calcext:value-type="float">
            <text:p>1611037030513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1611037030548" calcext:value-type="float">
            <text:p>1611037030548</text:p>
          </table:table-cell>
          <table:table-cell office:value-type="float" office:value="1611037040685" calcext:value-type="float">
            <text:p>1611037040685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0145" calcext:value-type="float">
            <text:p>10145</text:p>
          </table:table-cell>
        </table:table-row>
        <table:table-row table:style-name="ro1">
          <table:table-cell office:value-type="float" office:value="1611037040717" calcext:value-type="float">
            <text:p>1611037040717</text:p>
          </table:table-cell>
          <table:table-cell office:value-type="float" office:value="1611037050724" calcext:value-type="float">
            <text:p>161103705072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146" calcext:value-type="float">
            <text:p>10146</text:p>
          </table:table-cell>
        </table:table-row>
        <table:table-row table:style-name="ro1">
          <table:table-cell office:value-type="float" office:value="1611037050930" calcext:value-type="float">
            <text:p>1611037050930</text:p>
          </table:table-cell>
          <table:table-cell office:value-type="float" office:value="1611037060987" calcext:value-type="float">
            <text:p>1611037060987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10147" calcext:value-type="float">
            <text:p>10147</text:p>
          </table:table-cell>
        </table:table-row>
        <table:table-row table:style-name="ro1">
          <table:table-cell office:value-type="float" office:value="1611037061020" calcext:value-type="float">
            <text:p>1611037061020</text:p>
          </table:table-cell>
          <table:table-cell office:value-type="float" office:value="1611037071134" calcext:value-type="float">
            <text:p>1611037071134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0148" calcext:value-type="float">
            <text:p>10148</text:p>
          </table:table-cell>
        </table:table-row>
        <table:table-row table:style-name="ro1">
          <table:table-cell office:value-type="float" office:value="1611037071166" calcext:value-type="float">
            <text:p>1611037071166</text:p>
          </table:table-cell>
          <table:table-cell office:value-type="float" office:value="1611037081595" calcext:value-type="float">
            <text:p>1611037081595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10149" calcext:value-type="float">
            <text:p>10149</text:p>
          </table:table-cell>
        </table:table-row>
        <table:table-row table:style-name="ro1">
          <table:table-cell office:value-type="float" office:value="1611037081634" calcext:value-type="float">
            <text:p>1611037081634</text:p>
          </table:table-cell>
          <table:table-cell office:value-type="float" office:value="1611037092155" calcext:value-type="float">
            <text:p>1611037092155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0150" calcext:value-type="float">
            <text:p>10150</text:p>
          </table:table-cell>
        </table:table-row>
        <table:table-row table:style-name="ro1">
          <table:table-cell office:value-type="float" office:value="1611037092188" calcext:value-type="float">
            <text:p>1611037092188</text:p>
          </table:table-cell>
          <table:table-cell office:value-type="float" office:value="1611037103302" calcext:value-type="float">
            <text:p>1611037103302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float" office:value="1611037103337" calcext:value-type="float">
            <text:p>1611037103337</text:p>
          </table:table-cell>
          <table:table-cell office:value-type="float" office:value="1611037114663" calcext:value-type="float">
            <text:p>1611037114663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1611037114703" calcext:value-type="float">
            <text:p>1611037114703</text:p>
          </table:table-cell>
          <table:table-cell office:value-type="float" office:value="1611037126452" calcext:value-type="float">
            <text:p>1611037126452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10153" calcext:value-type="float">
            <text:p>10153</text:p>
          </table:table-cell>
        </table:table-row>
        <table:table-row table:style-name="ro1">
          <table:table-cell office:value-type="float" office:value="1611037126492" calcext:value-type="float">
            <text:p>1611037126492</text:p>
          </table:table-cell>
          <table:table-cell office:value-type="float" office:value="1611037138416" calcext:value-type="float">
            <text:p>1611037138416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10154" calcext:value-type="float">
            <text:p>10154</text:p>
          </table:table-cell>
        </table:table-row>
        <table:table-row table:style-name="ro1">
          <table:table-cell office:value-type="float" office:value="1611037138458" calcext:value-type="float">
            <text:p>1611037138458</text:p>
          </table:table-cell>
          <table:table-cell office:value-type="float" office:value="1611037150956" calcext:value-type="float">
            <text:p>1611037150956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10155" calcext:value-type="float">
            <text:p>10155</text:p>
          </table:table-cell>
        </table:table-row>
        <table:table-row table:style-name="ro1">
          <table:table-cell office:value-type="float" office:value="1611037150994" calcext:value-type="float">
            <text:p>1611037150994</text:p>
          </table:table-cell>
          <table:table-cell office:value-type="float" office:value="1611037163399" calcext:value-type="float">
            <text:p>1611037163399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156" calcext:value-type="float">
            <text:p>10156</text:p>
          </table:table-cell>
        </table:table-row>
        <table:table-row table:style-name="ro1">
          <table:table-cell office:value-type="float" office:value="1611037163679" calcext:value-type="float">
            <text:p>1611037163679</text:p>
          </table:table-cell>
          <table:table-cell office:value-type="float" office:value="1611037176138" calcext:value-type="float">
            <text:p>1611037176138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0157" calcext:value-type="float">
            <text:p>10157</text:p>
          </table:table-cell>
        </table:table-row>
        <table:table-row table:style-name="ro1">
          <table:table-cell office:value-type="float" office:value="1611037176181" calcext:value-type="float">
            <text:p>1611037176181</text:p>
          </table:table-cell>
          <table:table-cell office:value-type="float" office:value="1611037188674" calcext:value-type="float">
            <text:p>161103718867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10158" calcext:value-type="float">
            <text:p>10158</text:p>
          </table:table-cell>
        </table:table-row>
        <table:table-row table:style-name="ro1">
          <table:table-cell office:value-type="float" office:value="1611037188717" calcext:value-type="float">
            <text:p>1611037188717</text:p>
          </table:table-cell>
          <table:table-cell office:value-type="float" office:value="1611037201157" calcext:value-type="float">
            <text:p>1611037201157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10159" calcext:value-type="float">
            <text:p>10159</text:p>
          </table:table-cell>
        </table:table-row>
        <table:table-row table:style-name="ro1">
          <table:table-cell office:value-type="float" office:value="1611037201194" calcext:value-type="float">
            <text:p>1611037201194</text:p>
          </table:table-cell>
          <table:table-cell office:value-type="float" office:value="1611037213685" calcext:value-type="float">
            <text:p>1611037213685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float" office:value="1611037213728" calcext:value-type="float">
            <text:p>1611037213728</text:p>
          </table:table-cell>
          <table:table-cell office:value-type="float" office:value="1611037226199" calcext:value-type="float">
            <text:p>1611037226199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10161" calcext:value-type="float">
            <text:p>10161</text:p>
          </table:table-cell>
        </table:table-row>
        <table:table-row table:style-name="ro1">
          <table:table-cell office:value-type="float" office:value="1611037226237" calcext:value-type="float">
            <text:p>1611037226237</text:p>
          </table:table-cell>
          <table:table-cell office:value-type="float" office:value="1611037238622" calcext:value-type="float">
            <text:p>1611037238622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10162" calcext:value-type="float">
            <text:p>10162</text:p>
          </table:table-cell>
        </table:table-row>
        <table:table-row table:style-name="ro1">
          <table:table-cell office:value-type="float" office:value="1611037238663" calcext:value-type="float">
            <text:p>1611037238663</text:p>
          </table:table-cell>
          <table:table-cell office:value-type="float" office:value="1611037250435" calcext:value-type="float">
            <text:p>1611037250435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10163" calcext:value-type="float">
            <text:p>10163</text:p>
          </table:table-cell>
        </table:table-row>
        <table:table-row table:style-name="ro1">
          <table:table-cell office:value-type="float" office:value="1611037250476" calcext:value-type="float">
            <text:p>1611037250476</text:p>
          </table:table-cell>
          <table:table-cell office:value-type="float" office:value="1611037261980" calcext:value-type="float">
            <text:p>1611037261980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0164" calcext:value-type="float">
            <text:p>10164</text:p>
          </table:table-cell>
        </table:table-row>
        <table:table-row table:style-name="ro1">
          <table:table-cell office:value-type="float" office:value="1611037262014" calcext:value-type="float">
            <text:p>1611037262014</text:p>
          </table:table-cell>
          <table:table-cell office:value-type="float" office:value="1611037273174" calcext:value-type="float">
            <text:p>1611037273174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0165" calcext:value-type="float">
            <text:p>10165</text:p>
          </table:table-cell>
        </table:table-row>
        <table:table-row table:style-name="ro1">
          <table:table-cell office:value-type="float" office:value="1611037273212" calcext:value-type="float">
            <text:p>1611037273212</text:p>
          </table:table-cell>
          <table:table-cell office:value-type="float" office:value="1611037283954" calcext:value-type="float">
            <text:p>1611037283954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0166" calcext:value-type="float">
            <text:p>10166</text:p>
          </table:table-cell>
        </table:table-row>
        <table:table-row table:style-name="ro1">
          <table:table-cell office:value-type="float" office:value="1611037284200" calcext:value-type="float">
            <text:p>1611037284200</text:p>
          </table:table-cell>
          <table:table-cell office:value-type="float" office:value="1611037294621" calcext:value-type="float">
            <text:p>1611037294621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10167" calcext:value-type="float">
            <text:p>10167</text:p>
          </table:table-cell>
        </table:table-row>
        <table:table-row table:style-name="ro1">
          <table:table-cell office:value-type="float" office:value="1611037294659" calcext:value-type="float">
            <text:p>1611037294659</text:p>
          </table:table-cell>
          <table:table-cell office:value-type="float" office:value="1611037304661" calcext:value-type="float">
            <text:p>1611037304661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10168" calcext:value-type="float">
            <text:p>10168</text:p>
          </table:table-cell>
        </table:table-row>
        <table:table-row table:style-name="ro1">
          <table:table-cell office:value-type="float" office:value="1611037304695" calcext:value-type="float">
            <text:p>1611037304695</text:p>
          </table:table-cell>
          <table:table-cell office:value-type="float" office:value="1611037314707" calcext:value-type="float">
            <text:p>1611037314707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float" office:value="1611037314742" calcext:value-type="float">
            <text:p>1611037314742</text:p>
          </table:table-cell>
          <table:table-cell office:value-type="float" office:value="1611037324725" calcext:value-type="float">
            <text:p>1611037324725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10170" calcext:value-type="float">
            <text:p>10170</text:p>
          </table:table-cell>
        </table:table-row>
        <table:table-row table:style-name="ro1">
          <table:table-cell office:value-type="float" office:value="1611037324756" calcext:value-type="float">
            <text:p>1611037324756</text:p>
          </table:table-cell>
          <table:table-cell office:value-type="float" office:value="1611037334754" calcext:value-type="float">
            <text:p>1611037334754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10171" calcext:value-type="float">
            <text:p>10171</text:p>
          </table:table-cell>
        </table:table-row>
        <table:table-row table:style-name="ro1">
          <table:table-cell office:value-type="float" office:value="1611037334790" calcext:value-type="float">
            <text:p>1611037334790</text:p>
          </table:table-cell>
          <table:table-cell office:value-type="float" office:value="1611037344959" calcext:value-type="float">
            <text:p>1611037344959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10172" calcext:value-type="float">
            <text:p>10172</text:p>
          </table:table-cell>
        </table:table-row>
        <table:table-row table:style-name="ro1">
          <table:table-cell office:value-type="float" office:value="1611037344991" calcext:value-type="float">
            <text:p>1611037344991</text:p>
          </table:table-cell>
          <table:table-cell office:value-type="float" office:value="1611037354974" calcext:value-type="float">
            <text:p>1611037354974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10173" calcext:value-type="float">
            <text:p>10173</text:p>
          </table:table-cell>
        </table:table-row>
        <table:table-row table:style-name="ro1">
          <table:table-cell office:value-type="float" office:value="1611037355005" calcext:value-type="float">
            <text:p>1611037355005</text:p>
          </table:table-cell>
          <table:table-cell office:value-type="float" office:value="1611037365018" calcext:value-type="float">
            <text:p>1611037365018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10174" calcext:value-type="float">
            <text:p>10174</text:p>
          </table:table-cell>
        </table:table-row>
        <table:table-row table:style-name="ro1">
          <table:table-cell office:value-type="float" office:value="1611037365050" calcext:value-type="float">
            <text:p>1611037365050</text:p>
          </table:table-cell>
          <table:table-cell office:value-type="float" office:value="1611037375096" calcext:value-type="float">
            <text:p>1611037375096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10175" calcext:value-type="float">
            <text:p>10175</text:p>
          </table:table-cell>
        </table:table-row>
        <table:table-row table:style-name="ro1">
          <table:table-cell office:value-type="float" office:value="1611037375127" calcext:value-type="float">
            <text:p>1611037375127</text:p>
          </table:table-cell>
          <table:table-cell office:value-type="float" office:value="1611037385762" calcext:value-type="float">
            <text:p>161103738576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176" calcext:value-type="float">
            <text:p>10176</text:p>
          </table:table-cell>
        </table:table-row>
        <table:table-row table:style-name="ro1">
          <table:table-cell office:value-type="float" office:value="1611037385982" calcext:value-type="float">
            <text:p>1611037385982</text:p>
          </table:table-cell>
          <table:table-cell office:value-type="float" office:value="1611037396707" calcext:value-type="float">
            <text:p>1611037396707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10177" calcext:value-type="float">
            <text:p>10177</text:p>
          </table:table-cell>
        </table:table-row>
        <table:table-row table:style-name="ro1">
          <table:table-cell office:value-type="float" office:value="1611037396747" calcext:value-type="float">
            <text:p>1611037396747</text:p>
          </table:table-cell>
          <table:table-cell office:value-type="float" office:value="1611037408139" calcext:value-type="float">
            <text:p>1611037408139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10178" calcext:value-type="float">
            <text:p>10178</text:p>
          </table:table-cell>
        </table:table-row>
        <table:table-row table:style-name="ro1">
          <table:table-cell office:value-type="float" office:value="1611037408175" calcext:value-type="float">
            <text:p>1611037408175</text:p>
          </table:table-cell>
          <table:table-cell office:value-type="float" office:value="1611037419543" calcext:value-type="float">
            <text:p>1611037419543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float" office:value="1611037419579" calcext:value-type="float">
            <text:p>1611037419579</text:p>
          </table:table-cell>
          <table:table-cell office:value-type="float" office:value="1611037431387" calcext:value-type="float">
            <text:p>1611037431387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10180" calcext:value-type="float">
            <text:p>10180</text:p>
          </table:table-cell>
        </table:table-row>
        <table:table-row table:style-name="ro1">
          <table:table-cell office:value-type="float" office:value="1611037431427" calcext:value-type="float">
            <text:p>1611037431427</text:p>
          </table:table-cell>
          <table:table-cell office:value-type="float" office:value="1611037443578" calcext:value-type="float">
            <text:p>1611037443578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10181" calcext:value-type="float">
            <text:p>10181</text:p>
          </table:table-cell>
        </table:table-row>
        <table:table-row table:style-name="ro1">
          <table:table-cell office:value-type="float" office:value="1611037443616" calcext:value-type="float">
            <text:p>1611037443616</text:p>
          </table:table-cell>
          <table:table-cell office:value-type="float" office:value="1611037456121" calcext:value-type="float">
            <text:p>1611037456121</text:p>
          </table:table-cell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10182" calcext:value-type="float">
            <text:p>10182</text:p>
          </table:table-cell>
        </table:table-row>
        <table:table-row table:style-name="ro1">
          <table:table-cell office:value-type="float" office:value="1611037456163" calcext:value-type="float">
            <text:p>1611037456163</text:p>
          </table:table-cell>
          <table:table-cell office:value-type="float" office:value="1611037469546" calcext:value-type="float">
            <text:p>1611037469546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0183" calcext:value-type="float">
            <text:p>10183</text:p>
          </table:table-cell>
        </table:table-row>
        <table:table-row table:style-name="ro1">
          <table:table-cell office:value-type="float" office:value="1611037469592" calcext:value-type="float">
            <text:p>1611037469592</text:p>
          </table:table-cell>
          <table:table-cell office:value-type="float" office:value="1611037482787" calcext:value-type="float">
            <text:p>1611037482787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10184" calcext:value-type="float">
            <text:p>10184</text:p>
          </table:table-cell>
        </table:table-row>
        <table:table-row table:style-name="ro1">
          <table:table-cell office:value-type="float" office:value="1611037482836" calcext:value-type="float">
            <text:p>1611037482836</text:p>
          </table:table-cell>
          <table:table-cell office:value-type="float" office:value="1611037496259" calcext:value-type="float">
            <text:p>1611037496259</text:p>
          </table:table-cell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10185" calcext:value-type="float">
            <text:p>10185</text:p>
          </table:table-cell>
        </table:table-row>
        <table:table-row table:style-name="ro1">
          <table:table-cell office:value-type="float" office:value="1611037496305" calcext:value-type="float">
            <text:p>1611037496305</text:p>
          </table:table-cell>
          <table:table-cell office:value-type="float" office:value="1611037509636" calcext:value-type="float">
            <text:p>1611037509636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10186" calcext:value-type="float">
            <text:p>10186</text:p>
          </table:table-cell>
        </table:table-row>
        <table:table-row table:style-name="ro1">
          <table:table-cell office:value-type="float" office:value="1611037509960" calcext:value-type="float">
            <text:p>1611037509960</text:p>
          </table:table-cell>
          <table:table-cell office:value-type="float" office:value="1611037523279" calcext:value-type="float">
            <text:p>1611037523279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10187" calcext:value-type="float">
            <text:p>10187</text:p>
          </table:table-cell>
        </table:table-row>
        <table:table-row table:style-name="ro1">
          <table:table-cell office:value-type="float" office:value="1611037523320" calcext:value-type="float">
            <text:p>1611037523320</text:p>
          </table:table-cell>
          <table:table-cell office:value-type="float" office:value="1611037536736" calcext:value-type="float">
            <text:p>1611037536736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float" office:value="1611037536783" calcext:value-type="float">
            <text:p>1611037536783</text:p>
          </table:table-cell>
          <table:table-cell office:value-type="float" office:value="1611037548506" calcext:value-type="float">
            <text:p>1611037548506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10189" calcext:value-type="float">
            <text:p>10189</text:p>
          </table:table-cell>
        </table:table-row>
        <table:table-row table:style-name="ro1">
          <table:table-cell office:value-type="float" office:value="1611037548547" calcext:value-type="float">
            <text:p>1611037548547</text:p>
          </table:table-cell>
          <table:table-cell office:value-type="float" office:value="1611037560066" calcext:value-type="float">
            <text:p>1611037560066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10190" calcext:value-type="float">
            <text:p>10190</text:p>
          </table:table-cell>
        </table:table-row>
        <table:table-row table:style-name="ro1">
          <table:table-cell office:value-type="float" office:value="1611037560105" calcext:value-type="float">
            <text:p>1611037560105</text:p>
          </table:table-cell>
          <table:table-cell office:value-type="float" office:value="1611037571277" calcext:value-type="float">
            <text:p>1611037571277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10191" calcext:value-type="float">
            <text:p>10191</text:p>
          </table:table-cell>
        </table:table-row>
        <table:table-row table:style-name="ro1">
          <table:table-cell office:value-type="float" office:value="1611037571314" calcext:value-type="float">
            <text:p>1611037571314</text:p>
          </table:table-cell>
          <table:table-cell office:value-type="float" office:value="1611037582153" calcext:value-type="float">
            <text:p>1611037582153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0192" calcext:value-type="float">
            <text:p>10192</text:p>
          </table:table-cell>
        </table:table-row>
        <table:table-row table:style-name="ro1">
          <table:table-cell office:value-type="float" office:value="1611037582186" calcext:value-type="float">
            <text:p>1611037582186</text:p>
          </table:table-cell>
          <table:table-cell office:value-type="float" office:value="1611037592791" calcext:value-type="float">
            <text:p>1611037592791</text:p>
          </table:table-cell>
          <table:table-cell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office:value-type="float" office:value="10193" calcext:value-type="float">
            <text:p>10193</text:p>
          </table:table-cell>
        </table:table-row>
        <table:table-row table:style-name="ro1">
          <table:table-cell office:value-type="float" office:value="1611037592825" calcext:value-type="float">
            <text:p>1611037592825</text:p>
          </table:table-cell>
          <table:table-cell office:value-type="float" office:value="1611037602983" calcext:value-type="float">
            <text:p>1611037602983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10194" calcext:value-type="float">
            <text:p>10194</text:p>
          </table:table-cell>
        </table:table-row>
        <table:table-row table:style-name="ro1">
          <table:table-cell office:value-type="float" office:value="1611037603018" calcext:value-type="float">
            <text:p>1611037603018</text:p>
          </table:table-cell>
          <table:table-cell office:value-type="float" office:value="1611037613017" calcext:value-type="float">
            <text:p>1611037613017</text:p>
          </table:table-cell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10195" calcext:value-type="float">
            <text:p>10195</text:p>
          </table:table-cell>
        </table:table-row>
        <table:table-row table:style-name="ro1">
          <table:table-cell office:value-type="float" office:value="1611037613051" calcext:value-type="float">
            <text:p>1611037613051</text:p>
          </table:table-cell>
          <table:table-cell office:value-type="float" office:value="1611037623040" calcext:value-type="float">
            <text:p>161103762304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196" calcext:value-type="float">
            <text:p>10196</text:p>
          </table:table-cell>
        </table:table-row>
        <table:table-row table:style-name="ro1">
          <table:table-cell office:value-type="float" office:value="1611037929418" calcext:value-type="float">
            <text:p>1611037929418</text:p>
          </table:table-cell>
          <table:table-cell office:value-type="float" office:value="1611037940092" calcext:value-type="float">
            <text:p>161103794009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float" office:value="1611037940135" calcext:value-type="float">
            <text:p>1611037940135</text:p>
          </table:table-cell>
          <table:table-cell office:value-type="float" office:value="1611037949340" calcext:value-type="float">
            <text:p>16110379493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198" calcext:value-type="float">
            <text:p>10198</text:p>
          </table:table-cell>
        </table:table-row>
        <table:table-row table:style-name="ro1">
          <table:table-cell office:value-type="float" office:value="1611037950166" calcext:value-type="float">
            <text:p>1611037950166</text:p>
          </table:table-cell>
          <table:table-cell office:value-type="float" office:value="1611037959417" calcext:value-type="float">
            <text:p>161103795941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199" calcext:value-type="float">
            <text:p>10199</text:p>
          </table:table-cell>
        </table:table-row>
        <table:table-row table:style-name="ro1">
          <table:table-cell office:value-type="float" office:value="1611037960215" calcext:value-type="float">
            <text:p>1611037960215</text:p>
          </table:table-cell>
          <table:table-cell office:value-type="float" office:value="1611037969448" calcext:value-type="float">
            <text:p>161103796944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float" office:value="1611037970208" calcext:value-type="float">
            <text:p>1611037970208</text:p>
          </table:table-cell>
          <table:table-cell office:value-type="float" office:value="1611037979550" calcext:value-type="float">
            <text:p>16110379795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201" calcext:value-type="float">
            <text:p>10201</text:p>
          </table:table-cell>
        </table:table-row>
        <table:table-row table:style-name="ro1">
          <table:table-cell office:value-type="float" office:value="1611037980178" calcext:value-type="float">
            <text:p>1611037980178</text:p>
          </table:table-cell>
          <table:table-cell office:value-type="float" office:value="1611037989557" calcext:value-type="float">
            <text:p>161103798955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202" calcext:value-type="float">
            <text:p>10202</text:p>
          </table:table-cell>
        </table:table-row>
        <table:table-row table:style-name="ro1">
          <table:table-cell office:value-type="float" office:value="1611037990175" calcext:value-type="float">
            <text:p>1611037990175</text:p>
          </table:table-cell>
          <table:table-cell office:value-type="float" office:value="1611037999413" calcext:value-type="float">
            <text:p>161103799941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203" calcext:value-type="float">
            <text:p>10203</text:p>
          </table:table-cell>
        </table:table-row>
        <table:table-row table:style-name="ro1">
          <table:table-cell office:value-type="float" office:value="1611038000178" calcext:value-type="float">
            <text:p>1611038000178</text:p>
          </table:table-cell>
          <table:table-cell office:value-type="float" office:value="1611038009427" calcext:value-type="float">
            <text:p>161103800942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204" calcext:value-type="float">
            <text:p>10204</text:p>
          </table:table-cell>
        </table:table-row>
        <table:table-row table:style-name="ro1">
          <table:table-cell office:value-type="float" office:value="1611038010179" calcext:value-type="float">
            <text:p>1611038010179</text:p>
          </table:table-cell>
          <table:table-cell office:value-type="float" office:value="1611038019474" calcext:value-type="float">
            <text:p>161103801947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205" calcext:value-type="float">
            <text:p>10205</text:p>
          </table:table-cell>
        </table:table-row>
        <table:table-row table:style-name="ro1">
          <table:table-cell office:value-type="float" office:value="1611038020172" calcext:value-type="float">
            <text:p>1611038020172</text:p>
          </table:table-cell>
          <table:table-cell office:value-type="float" office:value="1611038029478" calcext:value-type="float">
            <text:p>161103802947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float" office:value="1611038030180" calcext:value-type="float">
            <text:p>1611038030180</text:p>
          </table:table-cell>
          <table:table-cell office:value-type="float" office:value="1611038039506" calcext:value-type="float">
            <text:p>161103803950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207" calcext:value-type="float">
            <text:p>10207</text:p>
          </table:table-cell>
        </table:table-row>
        <table:table-row table:style-name="ro1">
          <table:table-cell office:value-type="float" office:value="1611038040172" calcext:value-type="float">
            <text:p>1611038040172</text:p>
          </table:table-cell>
          <table:table-cell office:value-type="float" office:value="1611038049302" calcext:value-type="float">
            <text:p>161103804930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208" calcext:value-type="float">
            <text:p>10208</text:p>
          </table:table-cell>
        </table:table-row>
        <table:table-row table:style-name="ro1">
          <table:table-cell office:value-type="float" office:value="1611038050186" calcext:value-type="float">
            <text:p>1611038050186</text:p>
          </table:table-cell>
          <table:table-cell office:value-type="float" office:value="1611038059536" calcext:value-type="float">
            <text:p>161103805953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209" calcext:value-type="float">
            <text:p>10209</text:p>
          </table:table-cell>
        </table:table-row>
        <table:table-row table:style-name="ro1">
          <table:table-cell office:value-type="float" office:value="1611038060183" calcext:value-type="float">
            <text:p>1611038060183</text:p>
          </table:table-cell>
          <table:table-cell office:value-type="float" office:value="1611038069412" calcext:value-type="float">
            <text:p>161103806941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210" calcext:value-type="float">
            <text:p>10210</text:p>
          </table:table-cell>
        </table:table-row>
        <table:table-row table:style-name="ro1">
          <table:table-cell office:value-type="float" office:value="1611038070193" calcext:value-type="float">
            <text:p>1611038070193</text:p>
          </table:table-cell>
          <table:table-cell office:value-type="float" office:value="1611038079506" calcext:value-type="float">
            <text:p>161103807950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211" calcext:value-type="float">
            <text:p>10211</text:p>
          </table:table-cell>
        </table:table-row>
        <table:table-row table:style-name="ro1">
          <table:table-cell office:value-type="float" office:value="1611038080183" calcext:value-type="float">
            <text:p>1611038080183</text:p>
          </table:table-cell>
          <table:table-cell office:value-type="float" office:value="1611038089468" calcext:value-type="float">
            <text:p>161103808946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212" calcext:value-type="float">
            <text:p>10212</text:p>
          </table:table-cell>
        </table:table-row>
        <table:table-row table:style-name="ro1">
          <table:table-cell office:value-type="float" office:value="1611038090192" calcext:value-type="float">
            <text:p>1611038090192</text:p>
          </table:table-cell>
          <table:table-cell office:value-type="float" office:value="1611038099398" calcext:value-type="float">
            <text:p>161103809939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213" calcext:value-type="float">
            <text:p>10213</text:p>
          </table:table-cell>
        </table:table-row>
        <table:table-row table:style-name="ro1">
          <table:table-cell office:value-type="float" office:value="1611038100211" calcext:value-type="float">
            <text:p>1611038100211</text:p>
          </table:table-cell>
          <table:table-cell office:value-type="float" office:value="1611038109531" calcext:value-type="float">
            <text:p>161103810953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214" calcext:value-type="float">
            <text:p>10214</text:p>
          </table:table-cell>
        </table:table-row>
        <table:table-row table:style-name="ro1">
          <table:table-cell office:value-type="float" office:value="1611038110190" calcext:value-type="float">
            <text:p>1611038110190</text:p>
          </table:table-cell>
          <table:table-cell office:value-type="float" office:value="1611038119457" calcext:value-type="float">
            <text:p>161103811945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215" calcext:value-type="float">
            <text:p>10215</text:p>
          </table:table-cell>
        </table:table-row>
        <table:table-row table:style-name="ro1">
          <table:table-cell office:value-type="float" office:value="1611038120192" calcext:value-type="float">
            <text:p>1611038120192</text:p>
          </table:table-cell>
          <table:table-cell office:value-type="float" office:value="1611038129575" calcext:value-type="float">
            <text:p>161103812957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float" office:value="1611038130198" calcext:value-type="float">
            <text:p>1611038130198</text:p>
          </table:table-cell>
          <table:table-cell office:value-type="float" office:value="1611038139500" calcext:value-type="float">
            <text:p>16110381395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217" calcext:value-type="float">
            <text:p>10217</text:p>
          </table:table-cell>
        </table:table-row>
        <table:table-row table:style-name="ro1">
          <table:table-cell office:value-type="float" office:value="1611038140200" calcext:value-type="float">
            <text:p>1611038140200</text:p>
          </table:table-cell>
          <table:table-cell office:value-type="float" office:value="1611038149563" calcext:value-type="float">
            <text:p>161103814956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0218" calcext:value-type="float">
            <text:p>10218</text:p>
          </table:table-cell>
        </table:table-row>
        <table:table-row table:style-name="ro1">
          <table:table-cell office:value-type="float" office:value="1611038150195" calcext:value-type="float">
            <text:p>1611038150195</text:p>
          </table:table-cell>
          <table:table-cell office:value-type="float" office:value="1611038159536" calcext:value-type="float">
            <text:p>161103815953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0219" calcext:value-type="float">
            <text:p>10219</text:p>
          </table:table-cell>
        </table:table-row>
        <table:table-row table:style-name="ro1">
          <table:table-cell office:value-type="float" office:value="1611038160203" calcext:value-type="float">
            <text:p>1611038160203</text:p>
          </table:table-cell>
          <table:table-cell office:value-type="float" office:value="1611038169596" calcext:value-type="float">
            <text:p>161103816959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0220" calcext:value-type="float">
            <text:p>10220</text:p>
          </table:table-cell>
        </table:table-row>
        <table:table-row table:style-name="ro1">
          <table:table-cell office:value-type="float" office:value="1611038170199" calcext:value-type="float">
            <text:p>1611038170199</text:p>
          </table:table-cell>
          <table:table-cell office:value-type="float" office:value="1611038179599" calcext:value-type="float">
            <text:p>161103817959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221" calcext:value-type="float">
            <text:p>10221</text:p>
          </table:table-cell>
        </table:table-row>
        <table:table-row table:style-name="ro1">
          <table:table-cell office:value-type="float" office:value="1611038180200" calcext:value-type="float">
            <text:p>1611038180200</text:p>
          </table:table-cell>
          <table:table-cell office:value-type="float" office:value="1611038189471" calcext:value-type="float">
            <text:p>161103818947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0222" calcext:value-type="float">
            <text:p>10222</text:p>
          </table:table-cell>
        </table:table-row>
        <table:table-row table:style-name="ro1">
          <table:table-cell office:value-type="float" office:value="1611038190208" calcext:value-type="float">
            <text:p>1611038190208</text:p>
          </table:table-cell>
          <table:table-cell office:value-type="float" office:value="1611038199555" calcext:value-type="float">
            <text:p>161103819955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0223" calcext:value-type="float">
            <text:p>10223</text:p>
          </table:table-cell>
        </table:table-row>
        <table:table-row table:style-name="ro1">
          <table:table-cell office:value-type="float" office:value="1611038200210" calcext:value-type="float">
            <text:p>1611038200210</text:p>
          </table:table-cell>
          <table:table-cell office:value-type="float" office:value="1611038209975" calcext:value-type="float">
            <text:p>161103820997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0224" calcext:value-type="float">
            <text:p>10224</text:p>
          </table:table-cell>
        </table:table-row>
        <table:table-row table:style-name="ro1">
          <table:table-cell office:value-type="float" office:value="1611038210211" calcext:value-type="float">
            <text:p>1611038210211</text:p>
          </table:table-cell>
          <table:table-cell office:value-type="float" office:value="1611038219992" calcext:value-type="float">
            <text:p>161103821999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float" office:value="1611038220206" calcext:value-type="float">
            <text:p>1611038220206</text:p>
          </table:table-cell>
          <table:table-cell office:value-type="float" office:value="1611038230639" calcext:value-type="float">
            <text:p>161103823063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226" calcext:value-type="float">
            <text:p>10226</text:p>
          </table:table-cell>
        </table:table-row>
        <table:table-row table:style-name="ro1">
          <table:table-cell office:value-type="float" office:value="1611038230862" calcext:value-type="float">
            <text:p>1611038230862</text:p>
          </table:table-cell>
          <table:table-cell office:value-type="float" office:value="1611038241355" calcext:value-type="float">
            <text:p>161103824135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0227" calcext:value-type="float">
            <text:p>10227</text:p>
          </table:table-cell>
        </table:table-row>
        <table:table-row table:style-name="ro1">
          <table:table-cell office:value-type="float" office:value="1611038241396" calcext:value-type="float">
            <text:p>1611038241396</text:p>
          </table:table-cell>
          <table:table-cell office:value-type="float" office:value="1611038252280" calcext:value-type="float">
            <text:p>161103825228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228" calcext:value-type="float">
            <text:p>10228</text:p>
          </table:table-cell>
        </table:table-row>
        <table:table-row table:style-name="ro1">
          <table:table-cell office:value-type="float" office:value="1611038252320" calcext:value-type="float">
            <text:p>1611038252320</text:p>
          </table:table-cell>
          <table:table-cell office:value-type="float" office:value="1611038263352" calcext:value-type="float">
            <text:p>161103826335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0229" calcext:value-type="float">
            <text:p>10229</text:p>
          </table:table-cell>
        </table:table-row>
        <table:table-row table:style-name="ro1">
          <table:table-cell office:value-type="float" office:value="1611038263395" calcext:value-type="float">
            <text:p>1611038263395</text:p>
          </table:table-cell>
          <table:table-cell office:value-type="float" office:value="1611038274889" calcext:value-type="float">
            <text:p>1611038274889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230" calcext:value-type="float">
            <text:p>10230</text:p>
          </table:table-cell>
        </table:table-row>
        <table:table-row table:style-name="ro1">
          <table:table-cell office:value-type="float" office:value="1611038274932" calcext:value-type="float">
            <text:p>1611038274932</text:p>
          </table:table-cell>
          <table:table-cell office:value-type="float" office:value="1611038286521" calcext:value-type="float">
            <text:p>161103828652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office:value-type="float" office:value="1611038286564" calcext:value-type="float">
            <text:p>1611038286564</text:p>
          </table:table-cell>
          <table:table-cell office:value-type="float" office:value="1611038298144" calcext:value-type="float">
            <text:p>161103829814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0232" calcext:value-type="float">
            <text:p>10232</text:p>
          </table:table-cell>
        </table:table-row>
        <table:table-row table:style-name="ro1">
          <table:table-cell office:value-type="float" office:value="1611038298182" calcext:value-type="float">
            <text:p>1611038298182</text:p>
          </table:table-cell>
          <table:table-cell office:value-type="float" office:value="1611038309730" calcext:value-type="float">
            <text:p>161103830973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0233" calcext:value-type="float">
            <text:p>10233</text:p>
          </table:table-cell>
        </table:table-row>
        <table:table-row table:style-name="ro1">
          <table:table-cell office:value-type="float" office:value="1611038309773" calcext:value-type="float">
            <text:p>1611038309773</text:p>
          </table:table-cell>
          <table:table-cell office:value-type="float" office:value="1611038321157" calcext:value-type="float">
            <text:p>161103832115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0234" calcext:value-type="float">
            <text:p>10234</text:p>
          </table:table-cell>
        </table:table-row>
        <table:table-row table:style-name="ro1">
          <table:table-cell office:value-type="float" office:value="1611038321193" calcext:value-type="float">
            <text:p>1611038321193</text:p>
          </table:table-cell>
          <table:table-cell office:value-type="float" office:value="1611038332068" calcext:value-type="float">
            <text:p>1611038332068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0235" calcext:value-type="float">
            <text:p>10235</text:p>
          </table:table-cell>
        </table:table-row>
        <table:table-row table:style-name="ro1">
          <table:table-cell office:value-type="float" office:value="1611038332108" calcext:value-type="float">
            <text:p>1611038332108</text:p>
          </table:table-cell>
          <table:table-cell office:value-type="float" office:value="1611038342929" calcext:value-type="float">
            <text:p>1611038342929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236" calcext:value-type="float">
            <text:p>10236</text:p>
          </table:table-cell>
        </table:table-row>
        <table:table-row table:style-name="ro1">
          <table:table-cell office:value-type="float" office:value="1611038343189" calcext:value-type="float">
            <text:p>1611038343189</text:p>
          </table:table-cell>
          <table:table-cell office:value-type="float" office:value="1611038353779" calcext:value-type="float">
            <text:p>1611038353779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0237" calcext:value-type="float">
            <text:p>10237</text:p>
          </table:table-cell>
        </table:table-row>
        <table:table-row table:style-name="ro1">
          <table:table-cell office:value-type="float" office:value="1611038353813" calcext:value-type="float">
            <text:p>1611038353813</text:p>
          </table:table-cell>
          <table:table-cell office:value-type="float" office:value="1611038364003" calcext:value-type="float">
            <text:p>161103836400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0238" calcext:value-type="float">
            <text:p>10238</text:p>
          </table:table-cell>
        </table:table-row>
        <table:table-row table:style-name="ro1">
          <table:table-cell office:value-type="float" office:value="1611038364040" calcext:value-type="float">
            <text:p>1611038364040</text:p>
          </table:table-cell>
          <table:table-cell office:value-type="float" office:value="1611038373846" calcext:value-type="float">
            <text:p>1611038373846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0239" calcext:value-type="float">
            <text:p>10239</text:p>
          </table:table-cell>
        </table:table-row>
        <table:table-row table:style-name="ro1">
          <table:table-cell office:value-type="float" office:value="1611038374078" calcext:value-type="float">
            <text:p>1611038374078</text:p>
          </table:table-cell>
          <table:table-cell office:value-type="float" office:value="1611038383724" calcext:value-type="float">
            <text:p>1611038383724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office:value-type="float" office:value="1611038384079" calcext:value-type="float">
            <text:p>1611038384079</text:p>
          </table:table-cell>
          <table:table-cell office:value-type="float" office:value="1611038393419" calcext:value-type="float">
            <text:p>1611038393419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0241" calcext:value-type="float">
            <text:p>10241</text:p>
          </table:table-cell>
        </table:table-row>
        <table:table-row table:style-name="ro1">
          <table:table-cell office:value-type="float" office:value="1611038394080" calcext:value-type="float">
            <text:p>1611038394080</text:p>
          </table:table-cell>
          <table:table-cell office:value-type="float" office:value="1611038403348" calcext:value-type="float">
            <text:p>1611038403348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0242" calcext:value-type="float">
            <text:p>10242</text:p>
          </table:table-cell>
        </table:table-row>
        <table:table-row table:style-name="ro1">
          <table:table-cell office:value-type="float" office:value="1611038404073" calcext:value-type="float">
            <text:p>1611038404073</text:p>
          </table:table-cell>
          <table:table-cell office:value-type="float" office:value="1611038413402" calcext:value-type="float">
            <text:p>1611038413402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0243" calcext:value-type="float">
            <text:p>10243</text:p>
          </table:table-cell>
        </table:table-row>
        <table:table-row table:style-name="ro1">
          <table:table-cell office:value-type="float" office:value="1611038414085" calcext:value-type="float">
            <text:p>1611038414085</text:p>
          </table:table-cell>
          <table:table-cell office:value-type="float" office:value="1611038423416" calcext:value-type="float">
            <text:p>161103842341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244" calcext:value-type="float">
            <text:p>10244</text:p>
          </table:table-cell>
        </table:table-row>
        <table:table-row table:style-name="ro1">
          <table:table-cell office:value-type="float" office:value="1611038424087" calcext:value-type="float">
            <text:p>1611038424087</text:p>
          </table:table-cell>
          <table:table-cell office:value-type="float" office:value="1611038433400" calcext:value-type="float">
            <text:p>161103843340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0245" calcext:value-type="float">
            <text:p>10245</text:p>
          </table:table-cell>
        </table:table-row>
        <table:table-row table:style-name="ro1">
          <table:table-cell office:value-type="float" office:value="1611038434072" calcext:value-type="float">
            <text:p>1611038434072</text:p>
          </table:table-cell>
          <table:table-cell office:value-type="float" office:value="1611038443396" calcext:value-type="float">
            <text:p>161103844339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246" calcext:value-type="float">
            <text:p>10246</text:p>
          </table:table-cell>
        </table:table-row>
        <table:table-row table:style-name="ro1">
          <table:table-cell office:value-type="float" office:value="1611038444082" calcext:value-type="float">
            <text:p>1611038444082</text:p>
          </table:table-cell>
          <table:table-cell office:value-type="float" office:value="1611038453395" calcext:value-type="float">
            <text:p>1611038453395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0247" calcext:value-type="float">
            <text:p>10247</text:p>
          </table:table-cell>
        </table:table-row>
        <table:table-row table:style-name="ro1">
          <table:table-cell office:value-type="float" office:value="1611038454085" calcext:value-type="float">
            <text:p>1611038454085</text:p>
          </table:table-cell>
          <table:table-cell office:value-type="float" office:value="1611038463500" calcext:value-type="float">
            <text:p>161103846350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0248" calcext:value-type="float">
            <text:p>10248</text:p>
          </table:table-cell>
        </table:table-row>
        <table:table-row table:style-name="ro1">
          <table:table-cell office:value-type="float" office:value="1611038464092" calcext:value-type="float">
            <text:p>1611038464092</text:p>
          </table:table-cell>
          <table:table-cell office:value-type="float" office:value="1611038473337" calcext:value-type="float">
            <text:p>1611038473337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0249" calcext:value-type="float">
            <text:p>10249</text:p>
          </table:table-cell>
        </table:table-row>
        <table:table-row table:style-name="ro1">
          <table:table-cell office:value-type="float" office:value="1611038474100" calcext:value-type="float">
            <text:p>1611038474100</text:p>
          </table:table-cell>
          <table:table-cell office:value-type="float" office:value="1611038483645" calcext:value-type="float">
            <text:p>161103848364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float" office:value="1611038484094" calcext:value-type="float">
            <text:p>1611038484094</text:p>
          </table:table-cell>
          <table:table-cell office:value-type="float" office:value="1611038493812" calcext:value-type="float">
            <text:p>1611038493812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0251" calcext:value-type="float">
            <text:p>10251</text:p>
          </table:table-cell>
        </table:table-row>
        <table:table-row table:style-name="ro1">
          <table:table-cell office:value-type="float" office:value="1611038494102" calcext:value-type="float">
            <text:p>1611038494102</text:p>
          </table:table-cell>
          <table:table-cell office:value-type="float" office:value="1611038504049" calcext:value-type="float">
            <text:p>1611038504049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0252" calcext:value-type="float">
            <text:p>10252</text:p>
          </table:table-cell>
        </table:table-row>
        <table:table-row table:style-name="ro1">
          <table:table-cell office:value-type="float" office:value="1611038504087" calcext:value-type="float">
            <text:p>1611038504087</text:p>
          </table:table-cell>
          <table:table-cell office:value-type="float" office:value="1611038514498" calcext:value-type="float">
            <text:p>1611038514498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0253" calcext:value-type="float">
            <text:p>10253</text:p>
          </table:table-cell>
        </table:table-row>
        <table:table-row table:style-name="ro1">
          <table:table-cell office:value-type="float" office:value="1611038514533" calcext:value-type="float">
            <text:p>1611038514533</text:p>
          </table:table-cell>
          <table:table-cell office:value-type="float" office:value="1611038525073" calcext:value-type="float">
            <text:p>1611038525073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0254" calcext:value-type="float">
            <text:p>10254</text:p>
          </table:table-cell>
        </table:table-row>
        <table:table-row table:style-name="ro1">
          <table:table-cell office:value-type="float" office:value="1611038525109" calcext:value-type="float">
            <text:p>1611038525109</text:p>
          </table:table-cell>
          <table:table-cell office:value-type="float" office:value="1611038535894" calcext:value-type="float">
            <text:p>1611038535894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10255" calcext:value-type="float">
            <text:p>10255</text:p>
          </table:table-cell>
        </table:table-row>
        <table:table-row table:style-name="ro1">
          <table:table-cell office:value-type="float" office:value="1611038535933" calcext:value-type="float">
            <text:p>1611038535933</text:p>
          </table:table-cell>
          <table:table-cell office:value-type="float" office:value="1611038547157" calcext:value-type="float">
            <text:p>1611038547157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256" calcext:value-type="float">
            <text:p>10256</text:p>
          </table:table-cell>
        </table:table-row>
        <table:table-row table:style-name="ro1">
          <table:table-cell office:value-type="float" office:value="1611038547416" calcext:value-type="float">
            <text:p>1611038547416</text:p>
          </table:table-cell>
          <table:table-cell office:value-type="float" office:value="1611038559029" calcext:value-type="float">
            <text:p>1611038559029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0257" calcext:value-type="float">
            <text:p>10257</text:p>
          </table:table-cell>
        </table:table-row>
        <table:table-row table:style-name="ro1">
          <table:table-cell office:value-type="float" office:value="1611038559065" calcext:value-type="float">
            <text:p>1611038559065</text:p>
          </table:table-cell>
          <table:table-cell office:value-type="float" office:value="1611038571192" calcext:value-type="float">
            <text:p>1611038571192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0258" calcext:value-type="float">
            <text:p>10258</text:p>
          </table:table-cell>
        </table:table-row>
        <table:table-row table:style-name="ro1">
          <table:table-cell office:value-type="float" office:value="1611038571234" calcext:value-type="float">
            <text:p>1611038571234</text:p>
          </table:table-cell>
          <table:table-cell office:value-type="float" office:value="1611038583563" calcext:value-type="float">
            <text:p>1611038583563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0259" calcext:value-type="float">
            <text:p>10259</text:p>
          </table:table-cell>
        </table:table-row>
        <table:table-row table:style-name="ro1">
          <table:table-cell office:value-type="float" office:value="1611038583605" calcext:value-type="float">
            <text:p>1611038583605</text:p>
          </table:table-cell>
          <table:table-cell office:value-type="float" office:value="1611038595951" calcext:value-type="float">
            <text:p>161103859595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0260" calcext:value-type="float">
            <text:p>10260</text:p>
          </table:table-cell>
        </table:table-row>
        <table:table-row table:style-name="ro1">
          <table:table-cell office:value-type="float" office:value="1611038595998" calcext:value-type="float">
            <text:p>1611038595998</text:p>
          </table:table-cell>
          <table:table-cell office:value-type="float" office:value="1611038608291" calcext:value-type="float">
            <text:p>1611038608291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261" calcext:value-type="float">
            <text:p>10261</text:p>
          </table:table-cell>
        </table:table-row>
        <table:table-row table:style-name="ro1">
          <table:table-cell office:value-type="float" office:value="1611038608337" calcext:value-type="float">
            <text:p>1611038608337</text:p>
          </table:table-cell>
          <table:table-cell office:value-type="float" office:value="1611038620721" calcext:value-type="float">
            <text:p>1611038620721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0262" calcext:value-type="float">
            <text:p>10262</text:p>
          </table:table-cell>
        </table:table-row>
        <table:table-row table:style-name="ro1">
          <table:table-cell office:value-type="float" office:value="1611038620766" calcext:value-type="float">
            <text:p>1611038620766</text:p>
          </table:table-cell>
          <table:table-cell office:value-type="float" office:value="1611038633102" calcext:value-type="float">
            <text:p>1611038633102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0263" calcext:value-type="float">
            <text:p>10263</text:p>
          </table:table-cell>
        </table:table-row>
        <table:table-row table:style-name="ro1">
          <table:table-cell office:value-type="float" office:value="1611038633150" calcext:value-type="float">
            <text:p>1611038633150</text:p>
          </table:table-cell>
          <table:table-cell office:value-type="float" office:value="1611038644977" calcext:value-type="float">
            <text:p>1611038644977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0264" calcext:value-type="float">
            <text:p>10264</text:p>
          </table:table-cell>
        </table:table-row>
        <table:table-row table:style-name="ro1">
          <table:table-cell office:value-type="float" office:value="1611038645017" calcext:value-type="float">
            <text:p>1611038645017</text:p>
          </table:table-cell>
          <table:table-cell office:value-type="float" office:value="1611038655887" calcext:value-type="float">
            <text:p>1611038655887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0265" calcext:value-type="float">
            <text:p>10265</text:p>
          </table:table-cell>
        </table:table-row>
        <table:table-row table:style-name="ro1">
          <table:table-cell office:value-type="float" office:value="1611038655927" calcext:value-type="float">
            <text:p>1611038655927</text:p>
          </table:table-cell>
          <table:table-cell office:value-type="float" office:value="1611038666603" calcext:value-type="float">
            <text:p>1611038666603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266" calcext:value-type="float">
            <text:p>10266</text:p>
          </table:table-cell>
        </table:table-row>
        <table:table-row table:style-name="ro1">
          <table:table-cell office:value-type="float" office:value="1611038666894" calcext:value-type="float">
            <text:p>1611038666894</text:p>
          </table:table-cell>
          <table:table-cell office:value-type="float" office:value="1611038677295" calcext:value-type="float">
            <text:p>1611038677295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10267" calcext:value-type="float">
            <text:p>10267</text:p>
          </table:table-cell>
        </table:table-row>
        <table:table-row table:style-name="ro1">
          <table:table-cell office:value-type="float" office:value="1611038677334" calcext:value-type="float">
            <text:p>1611038677334</text:p>
          </table:table-cell>
          <table:table-cell office:value-type="float" office:value="1611038687328" calcext:value-type="float">
            <text:p>1611038687328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0268" calcext:value-type="float">
            <text:p>10268</text:p>
          </table:table-cell>
        </table:table-row>
        <table:table-row table:style-name="ro1">
          <table:table-cell office:value-type="float" office:value="1611038687367" calcext:value-type="float">
            <text:p>1611038687367</text:p>
          </table:table-cell>
          <table:table-cell office:value-type="float" office:value="1611038697215" calcext:value-type="float">
            <text:p>1611038697215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10269" calcext:value-type="float">
            <text:p>10269</text:p>
          </table:table-cell>
        </table:table-row>
        <table:table-row table:style-name="ro1">
          <table:table-cell office:value-type="float" office:value="1611038697410" calcext:value-type="float">
            <text:p>1611038697410</text:p>
          </table:table-cell>
          <table:table-cell office:value-type="float" office:value="1611038706891" calcext:value-type="float">
            <text:p>1611038706891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0270" calcext:value-type="float">
            <text:p>10270</text:p>
          </table:table-cell>
        </table:table-row>
        <table:table-row table:style-name="ro1">
          <table:table-cell office:value-type="float" office:value="1611038707403" calcext:value-type="float">
            <text:p>1611038707403</text:p>
          </table:table-cell>
          <table:table-cell office:value-type="float" office:value="1611038716651" calcext:value-type="float">
            <text:p>1611038716651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0271" calcext:value-type="float">
            <text:p>10271</text:p>
          </table:table-cell>
        </table:table-row>
        <table:table-row table:style-name="ro1">
          <table:table-cell office:value-type="float" office:value="1611038717405" calcext:value-type="float">
            <text:p>1611038717405</text:p>
          </table:table-cell>
          <table:table-cell office:value-type="float" office:value="1611038726625" calcext:value-type="float">
            <text:p>1611038726625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10272" calcext:value-type="float">
            <text:p>10272</text:p>
          </table:table-cell>
        </table:table-row>
        <table:table-row table:style-name="ro1">
          <table:table-cell office:value-type="float" office:value="1611038727402" calcext:value-type="float">
            <text:p>1611038727402</text:p>
          </table:table-cell>
          <table:table-cell office:value-type="float" office:value="1611038736706" calcext:value-type="float">
            <text:p>1611038736706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10273" calcext:value-type="float">
            <text:p>10273</text:p>
          </table:table-cell>
        </table:table-row>
        <table:table-row table:style-name="ro1">
          <table:table-cell office:value-type="float" office:value="1611038737393" calcext:value-type="float">
            <text:p>1611038737393</text:p>
          </table:table-cell>
          <table:table-cell office:value-type="float" office:value="1611038746656" calcext:value-type="float">
            <text:p>1611038746656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10274" calcext:value-type="float">
            <text:p>10274</text:p>
          </table:table-cell>
        </table:table-row>
        <table:table-row table:style-name="ro1">
          <table:table-cell office:value-type="float" office:value="1611038747410" calcext:value-type="float">
            <text:p>1611038747410</text:p>
          </table:table-cell>
          <table:table-cell office:value-type="float" office:value="1611038756694" calcext:value-type="float">
            <text:p>1611038756694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10275" calcext:value-type="float">
            <text:p>10275</text:p>
          </table:table-cell>
        </table:table-row>
        <table:table-row table:style-name="ro1">
          <table:table-cell office:value-type="float" office:value="1611038757406" calcext:value-type="float">
            <text:p>1611038757406</text:p>
          </table:table-cell>
          <table:table-cell office:value-type="float" office:value="1611038766656" calcext:value-type="float">
            <text:p>161103876665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276" calcext:value-type="float">
            <text:p>10276</text:p>
          </table:table-cell>
        </table:table-row>
        <table:table-row table:style-name="ro1">
          <table:table-cell office:value-type="float" office:value="1611038767418" calcext:value-type="float">
            <text:p>1611038767418</text:p>
          </table:table-cell>
          <table:table-cell office:value-type="float" office:value="1611038776692" calcext:value-type="float">
            <text:p>1611038776692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0277" calcext:value-type="float">
            <text:p>10277</text:p>
          </table:table-cell>
        </table:table-row>
        <table:table-row table:style-name="ro1">
          <table:table-cell office:value-type="float" office:value="1611038777421" calcext:value-type="float">
            <text:p>1611038777421</text:p>
          </table:table-cell>
          <table:table-cell office:value-type="float" office:value="1611038786751" calcext:value-type="float">
            <text:p>1611038786751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10278" calcext:value-type="float">
            <text:p>10278</text:p>
          </table:table-cell>
        </table:table-row>
        <table:table-row table:style-name="ro1">
          <table:table-cell office:value-type="float" office:value="1611038787439" calcext:value-type="float">
            <text:p>1611038787439</text:p>
          </table:table-cell>
          <table:table-cell office:value-type="float" office:value="1611038796779" calcext:value-type="float">
            <text:p>1611038796779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10279" calcext:value-type="float">
            <text:p>10279</text:p>
          </table:table-cell>
        </table:table-row>
        <table:table-row table:style-name="ro1">
          <table:table-cell office:value-type="float" office:value="1611038797418" calcext:value-type="float">
            <text:p>1611038797418</text:p>
          </table:table-cell>
          <table:table-cell office:value-type="float" office:value="1611038807024" calcext:value-type="float">
            <text:p>1611038807024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10280" calcext:value-type="float">
            <text:p>10280</text:p>
          </table:table-cell>
        </table:table-row>
        <table:table-row table:style-name="ro1">
          <table:table-cell office:value-type="float" office:value="1611038807415" calcext:value-type="float">
            <text:p>1611038807415</text:p>
          </table:table-cell>
          <table:table-cell office:value-type="float" office:value="1611038817430" calcext:value-type="float">
            <text:p>1611038817430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10281" calcext:value-type="float">
            <text:p>10281</text:p>
          </table:table-cell>
        </table:table-row>
        <table:table-row table:style-name="ro1">
          <table:table-cell office:value-type="float" office:value="1611038817463" calcext:value-type="float">
            <text:p>1611038817463</text:p>
          </table:table-cell>
          <table:table-cell office:value-type="float" office:value="1611038827481" calcext:value-type="float">
            <text:p>1611038827481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10282" calcext:value-type="float">
            <text:p>10282</text:p>
          </table:table-cell>
        </table:table-row>
        <table:table-row table:style-name="ro1">
          <table:table-cell office:value-type="float" office:value="1611038827522" calcext:value-type="float">
            <text:p>1611038827522</text:p>
          </table:table-cell>
          <table:table-cell office:value-type="float" office:value="1611038837863" calcext:value-type="float">
            <text:p>1611038837863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10283" calcext:value-type="float">
            <text:p>10283</text:p>
          </table:table-cell>
        </table:table-row>
        <table:table-row table:style-name="ro1">
          <table:table-cell office:value-type="float" office:value="1611038837903" calcext:value-type="float">
            <text:p>1611038837903</text:p>
          </table:table-cell>
          <table:table-cell office:value-type="float" office:value="1611038848496" calcext:value-type="float">
            <text:p>1611038848496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0284" calcext:value-type="float">
            <text:p>10284</text:p>
          </table:table-cell>
        </table:table-row>
        <table:table-row table:style-name="ro1">
          <table:table-cell office:value-type="float" office:value="1611038848534" calcext:value-type="float">
            <text:p>1611038848534</text:p>
          </table:table-cell>
          <table:table-cell office:value-type="float" office:value="1611038859428" calcext:value-type="float">
            <text:p>1611038859428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0285" calcext:value-type="float">
            <text:p>10285</text:p>
          </table:table-cell>
        </table:table-row>
        <table:table-row table:style-name="ro1">
          <table:table-cell office:value-type="float" office:value="1611038859469" calcext:value-type="float">
            <text:p>1611038859469</text:p>
          </table:table-cell>
          <table:table-cell office:value-type="float" office:value="1611038870746" calcext:value-type="float">
            <text:p>1611038870746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0286" calcext:value-type="float">
            <text:p>10286</text:p>
          </table:table-cell>
        </table:table-row>
        <table:table-row table:style-name="ro1">
          <table:table-cell office:value-type="float" office:value="1611039200625" calcext:value-type="float">
            <text:p>1611039200625</text:p>
          </table:table-cell>
          <table:table-cell office:value-type="float" office:value="1611039211593" calcext:value-type="float">
            <text:p>161103921159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287" calcext:value-type="float">
            <text:p>10287</text:p>
          </table:table-cell>
        </table:table-row>
        <table:table-row table:style-name="ro1">
          <table:table-cell office:value-type="float" office:value="1611039211637" calcext:value-type="float">
            <text:p>1611039211637</text:p>
          </table:table-cell>
          <table:table-cell office:value-type="float" office:value="1611039221515" calcext:value-type="float">
            <text:p>16110392215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288" calcext:value-type="float">
            <text:p>10288</text:p>
          </table:table-cell>
        </table:table-row>
        <table:table-row table:style-name="ro1">
          <table:table-cell office:value-type="float" office:value="1611039221726" calcext:value-type="float">
            <text:p>1611039221726</text:p>
          </table:table-cell>
          <table:table-cell office:value-type="float" office:value="1611039231874" calcext:value-type="float">
            <text:p>161103923187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289" calcext:value-type="float">
            <text:p>10289</text:p>
          </table:table-cell>
        </table:table-row>
        <table:table-row table:style-name="ro1">
          <table:table-cell office:value-type="float" office:value="1611039231908" calcext:value-type="float">
            <text:p>1611039231908</text:p>
          </table:table-cell>
          <table:table-cell office:value-type="float" office:value="1611039241862" calcext:value-type="float">
            <text:p>161103924186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290" calcext:value-type="float">
            <text:p>10290</text:p>
          </table:table-cell>
        </table:table-row>
        <table:table-row table:style-name="ro1">
          <table:table-cell office:value-type="float" office:value="1611039241918" calcext:value-type="float">
            <text:p>1611039241918</text:p>
          </table:table-cell>
          <table:table-cell office:value-type="float" office:value="1611039251926" calcext:value-type="float">
            <text:p>161103925192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291" calcext:value-type="float">
            <text:p>10291</text:p>
          </table:table-cell>
        </table:table-row>
        <table:table-row table:style-name="ro1">
          <table:table-cell office:value-type="float" office:value="1611039251961" calcext:value-type="float">
            <text:p>1611039251961</text:p>
          </table:table-cell>
          <table:table-cell office:value-type="float" office:value="1611039261943" calcext:value-type="float">
            <text:p>161103926194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292" calcext:value-type="float">
            <text:p>10292</text:p>
          </table:table-cell>
        </table:table-row>
        <table:table-row table:style-name="ro1">
          <table:table-cell office:value-type="float" office:value="1611039261979" calcext:value-type="float">
            <text:p>1611039261979</text:p>
          </table:table-cell>
          <table:table-cell office:value-type="float" office:value="1611039272039" calcext:value-type="float">
            <text:p>16110392720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293" calcext:value-type="float">
            <text:p>10293</text:p>
          </table:table-cell>
        </table:table-row>
        <table:table-row table:style-name="ro1">
          <table:table-cell office:value-type="float" office:value="1611039272072" calcext:value-type="float">
            <text:p>1611039272072</text:p>
          </table:table-cell>
          <table:table-cell office:value-type="float" office:value="1611039282185" calcext:value-type="float">
            <text:p>161103928218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294" calcext:value-type="float">
            <text:p>10294</text:p>
          </table:table-cell>
        </table:table-row>
        <table:table-row table:style-name="ro1">
          <table:table-cell office:value-type="float" office:value="1611039282221" calcext:value-type="float">
            <text:p>1611039282221</text:p>
          </table:table-cell>
          <table:table-cell office:value-type="float" office:value="1611039292271" calcext:value-type="float">
            <text:p>161103929227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295" calcext:value-type="float">
            <text:p>10295</text:p>
          </table:table-cell>
        </table:table-row>
        <table:table-row table:style-name="ro1">
          <table:table-cell office:value-type="float" office:value="1611039292303" calcext:value-type="float">
            <text:p>1611039292303</text:p>
          </table:table-cell>
          <table:table-cell office:value-type="float" office:value="1611039302292" calcext:value-type="float">
            <text:p>161103930229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296" calcext:value-type="float">
            <text:p>10296</text:p>
          </table:table-cell>
        </table:table-row>
        <table:table-row table:style-name="ro1">
          <table:table-cell office:value-type="float" office:value="1611039302563" calcext:value-type="float">
            <text:p>1611039302563</text:p>
          </table:table-cell>
          <table:table-cell office:value-type="float" office:value="1611039312588" calcext:value-type="float">
            <text:p>161103931258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297" calcext:value-type="float">
            <text:p>10297</text:p>
          </table:table-cell>
        </table:table-row>
        <table:table-row table:style-name="ro1">
          <table:table-cell office:value-type="float" office:value="1611039312623" calcext:value-type="float">
            <text:p>1611039312623</text:p>
          </table:table-cell>
          <table:table-cell office:value-type="float" office:value="1611039322654" calcext:value-type="float">
            <text:p>161103932265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298" calcext:value-type="float">
            <text:p>10298</text:p>
          </table:table-cell>
        </table:table-row>
        <table:table-row table:style-name="ro1">
          <table:table-cell office:value-type="float" office:value="1611039322686" calcext:value-type="float">
            <text:p>1611039322686</text:p>
          </table:table-cell>
          <table:table-cell office:value-type="float" office:value="1611039332686" calcext:value-type="float">
            <text:p>161103933268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299" calcext:value-type="float">
            <text:p>10299</text:p>
          </table:table-cell>
        </table:table-row>
        <table:table-row table:style-name="ro1">
          <table:table-cell office:value-type="float" office:value="1611039332722" calcext:value-type="float">
            <text:p>1611039332722</text:p>
          </table:table-cell>
          <table:table-cell office:value-type="float" office:value="1611039342782" calcext:value-type="float">
            <text:p>161103934278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300" calcext:value-type="float">
            <text:p>10300</text:p>
          </table:table-cell>
        </table:table-row>
        <table:table-row table:style-name="ro1">
          <table:table-cell office:value-type="float" office:value="1611039342817" calcext:value-type="float">
            <text:p>1611039342817</text:p>
          </table:table-cell>
          <table:table-cell office:value-type="float" office:value="1611039352828" calcext:value-type="float">
            <text:p>161103935282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301" calcext:value-type="float">
            <text:p>10301</text:p>
          </table:table-cell>
        </table:table-row>
        <table:table-row table:style-name="ro1">
          <table:table-cell office:value-type="float" office:value="1611039352860" calcext:value-type="float">
            <text:p>1611039352860</text:p>
          </table:table-cell>
          <table:table-cell office:value-type="float" office:value="1611039362911" calcext:value-type="float">
            <text:p>161103936291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302" calcext:value-type="float">
            <text:p>10302</text:p>
          </table:table-cell>
        </table:table-row>
        <table:table-row table:style-name="ro1">
          <table:table-cell office:value-type="float" office:value="1611039362942" calcext:value-type="float">
            <text:p>1611039362942</text:p>
          </table:table-cell>
          <table:table-cell office:value-type="float" office:value="1611039373150" calcext:value-type="float">
            <text:p>161103937315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303" calcext:value-type="float">
            <text:p>10303</text:p>
          </table:table-cell>
        </table:table-row>
        <table:table-row table:style-name="ro1">
          <table:table-cell office:value-type="float" office:value="1611039373181" calcext:value-type="float">
            <text:p>1611039373181</text:p>
          </table:table-cell>
          <table:table-cell office:value-type="float" office:value="1611039383202" calcext:value-type="float">
            <text:p>161103938320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304" calcext:value-type="float">
            <text:p>10304</text:p>
          </table:table-cell>
        </table:table-row>
        <table:table-row table:style-name="ro1">
          <table:table-cell office:value-type="float" office:value="1611039383237" calcext:value-type="float">
            <text:p>1611039383237</text:p>
          </table:table-cell>
          <table:table-cell office:value-type="float" office:value="1611039393460" calcext:value-type="float">
            <text:p>161103939346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305" calcext:value-type="float">
            <text:p>10305</text:p>
          </table:table-cell>
        </table:table-row>
        <table:table-row table:style-name="ro1">
          <table:table-cell office:value-type="float" office:value="1611039393490" calcext:value-type="float">
            <text:p>1611039393490</text:p>
          </table:table-cell>
          <table:table-cell office:value-type="float" office:value="1611039403584" calcext:value-type="float">
            <text:p>161103940358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306" calcext:value-type="float">
            <text:p>10306</text:p>
          </table:table-cell>
        </table:table-row>
        <table:table-row table:style-name="ro1">
          <table:table-cell office:value-type="float" office:value="1611039456392" calcext:value-type="float">
            <text:p>1611039456392</text:p>
          </table:table-cell>
          <table:table-cell office:value-type="float" office:value="1611039467412" calcext:value-type="float">
            <text:p>16110394674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307" calcext:value-type="float">
            <text:p>10307</text:p>
          </table:table-cell>
        </table:table-row>
        <table:table-row table:style-name="ro1">
          <table:table-cell office:value-type="float" office:value="1611039467456" calcext:value-type="float">
            <text:p>1611039467456</text:p>
          </table:table-cell>
          <table:table-cell office:value-type="float" office:value="1611039477139" calcext:value-type="float">
            <text:p>161103947713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308" calcext:value-type="float">
            <text:p>10308</text:p>
          </table:table-cell>
        </table:table-row>
        <table:table-row table:style-name="ro1">
          <table:table-cell office:value-type="float" office:value="1611039477498" calcext:value-type="float">
            <text:p>1611039477498</text:p>
          </table:table-cell>
          <table:table-cell office:value-type="float" office:value="1611039487445" calcext:value-type="float">
            <text:p>161103948744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309" calcext:value-type="float">
            <text:p>10309</text:p>
          </table:table-cell>
        </table:table-row>
        <table:table-row table:style-name="ro1">
          <table:table-cell office:value-type="float" office:value="1611039487478" calcext:value-type="float">
            <text:p>1611039487478</text:p>
          </table:table-cell>
          <table:table-cell office:value-type="float" office:value="1611039497384" calcext:value-type="float">
            <text:p>161103949738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310" calcext:value-type="float">
            <text:p>10310</text:p>
          </table:table-cell>
        </table:table-row>
        <table:table-row table:style-name="ro1">
          <table:table-cell office:value-type="float" office:value="1611039497540" calcext:value-type="float">
            <text:p>1611039497540</text:p>
          </table:table-cell>
          <table:table-cell office:value-type="float" office:value="1611039507580" calcext:value-type="float">
            <text:p>161103950758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311" calcext:value-type="float">
            <text:p>10311</text:p>
          </table:table-cell>
        </table:table-row>
        <table:table-row table:style-name="ro1">
          <table:table-cell office:value-type="float" office:value="1611039507615" calcext:value-type="float">
            <text:p>1611039507615</text:p>
          </table:table-cell>
          <table:table-cell office:value-type="float" office:value="1611039517678" calcext:value-type="float">
            <text:p>161103951767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312" calcext:value-type="float">
            <text:p>10312</text:p>
          </table:table-cell>
        </table:table-row>
        <table:table-row table:style-name="ro1">
          <table:table-cell office:value-type="float" office:value="1611039517713" calcext:value-type="float">
            <text:p>1611039517713</text:p>
          </table:table-cell>
          <table:table-cell office:value-type="float" office:value="1611039527680" calcext:value-type="float">
            <text:p>161103952768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313" calcext:value-type="float">
            <text:p>10313</text:p>
          </table:table-cell>
        </table:table-row>
        <table:table-row table:style-name="ro1">
          <table:table-cell office:value-type="float" office:value="1611039527718" calcext:value-type="float">
            <text:p>1611039527718</text:p>
          </table:table-cell>
          <table:table-cell office:value-type="float" office:value="1611039537673" calcext:value-type="float">
            <text:p>161103953767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314" calcext:value-type="float">
            <text:p>10314</text:p>
          </table:table-cell>
        </table:table-row>
        <table:table-row table:style-name="ro1">
          <table:table-cell office:value-type="float" office:value="1611039537713" calcext:value-type="float">
            <text:p>1611039537713</text:p>
          </table:table-cell>
          <table:table-cell office:value-type="float" office:value="1611039547666" calcext:value-type="float">
            <text:p>161103954766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315" calcext:value-type="float">
            <text:p>10315</text:p>
          </table:table-cell>
        </table:table-row>
        <table:table-row table:style-name="ro1">
          <table:table-cell office:value-type="float" office:value="1611039547718" calcext:value-type="float">
            <text:p>1611039547718</text:p>
          </table:table-cell>
          <table:table-cell office:value-type="float" office:value="1611039557804" calcext:value-type="float">
            <text:p>161103955780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316" calcext:value-type="float">
            <text:p>10316</text:p>
          </table:table-cell>
        </table:table-row>
        <table:table-row table:style-name="ro1">
          <table:table-cell office:value-type="float" office:value="1611039558067" calcext:value-type="float">
            <text:p>1611039558067</text:p>
          </table:table-cell>
          <table:table-cell office:value-type="float" office:value="1611039567959" calcext:value-type="float">
            <text:p>161103956795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317" calcext:value-type="float">
            <text:p>10317</text:p>
          </table:table-cell>
        </table:table-row>
        <table:table-row table:style-name="ro1">
          <table:table-cell office:value-type="float" office:value="1611039568105" calcext:value-type="float">
            <text:p>1611039568105</text:p>
          </table:table-cell>
          <table:table-cell office:value-type="float" office:value="1611039578167" calcext:value-type="float">
            <text:p>161103957816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318" calcext:value-type="float">
            <text:p>10318</text:p>
          </table:table-cell>
        </table:table-row>
        <table:table-row table:style-name="ro1">
          <table:table-cell office:value-type="float" office:value="1611039578200" calcext:value-type="float">
            <text:p>1611039578200</text:p>
          </table:table-cell>
          <table:table-cell office:value-type="float" office:value="1611039588205" calcext:value-type="float">
            <text:p>161103958820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319" calcext:value-type="float">
            <text:p>10319</text:p>
          </table:table-cell>
        </table:table-row>
        <table:table-row table:style-name="ro1">
          <table:table-cell office:value-type="float" office:value="1611039588236" calcext:value-type="float">
            <text:p>1611039588236</text:p>
          </table:table-cell>
          <table:table-cell office:value-type="float" office:value="1611039598259" calcext:value-type="float">
            <text:p>161103959825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320" calcext:value-type="float">
            <text:p>10320</text:p>
          </table:table-cell>
        </table:table-row>
        <table:table-row table:style-name="ro1">
          <table:table-cell office:value-type="float" office:value="1611039598291" calcext:value-type="float">
            <text:p>1611039598291</text:p>
          </table:table-cell>
          <table:table-cell office:value-type="float" office:value="1611039608275" calcext:value-type="float">
            <text:p>161103960827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321" calcext:value-type="float">
            <text:p>10321</text:p>
          </table:table-cell>
        </table:table-row>
        <table:table-row table:style-name="ro1">
          <table:table-cell office:value-type="float" office:value="1611039608308" calcext:value-type="float">
            <text:p>1611039608308</text:p>
          </table:table-cell>
          <table:table-cell office:value-type="float" office:value="1611039618468" calcext:value-type="float">
            <text:p>161103961846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322" calcext:value-type="float">
            <text:p>10322</text:p>
          </table:table-cell>
        </table:table-row>
        <table:table-row table:style-name="ro1">
          <table:table-cell office:value-type="float" office:value="1611039618503" calcext:value-type="float">
            <text:p>1611039618503</text:p>
          </table:table-cell>
          <table:table-cell office:value-type="float" office:value="1611039629803" calcext:value-type="float">
            <text:p>161103962980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323" calcext:value-type="float">
            <text:p>10323</text:p>
          </table:table-cell>
        </table:table-row>
        <table:table-row table:style-name="ro1">
          <table:table-cell office:value-type="float" office:value="1611039629839" calcext:value-type="float">
            <text:p>1611039629839</text:p>
          </table:table-cell>
          <table:table-cell office:value-type="float" office:value="1611039641175" calcext:value-type="float">
            <text:p>161103964117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324" calcext:value-type="float">
            <text:p>10324</text:p>
          </table:table-cell>
        </table:table-row>
        <table:table-row table:style-name="ro1">
          <table:table-cell office:value-type="float" office:value="1611039641212" calcext:value-type="float">
            <text:p>1611039641212</text:p>
          </table:table-cell>
          <table:table-cell office:value-type="float" office:value="1611039653145" calcext:value-type="float">
            <text:p>161103965314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325" calcext:value-type="float">
            <text:p>10325</text:p>
          </table:table-cell>
        </table:table-row>
        <table:table-row table:style-name="ro1">
          <table:table-cell office:value-type="float" office:value="1611039653181" calcext:value-type="float">
            <text:p>1611039653181</text:p>
          </table:table-cell>
          <table:table-cell office:value-type="float" office:value="1611039665473" calcext:value-type="float">
            <text:p>161103966547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326" calcext:value-type="float">
            <text:p>10326</text:p>
          </table:table-cell>
        </table:table-row>
        <table:table-row table:style-name="ro1">
          <table:table-cell office:value-type="float" office:value="1611039665749" calcext:value-type="float">
            <text:p>1611039665749</text:p>
          </table:table-cell>
          <table:table-cell office:value-type="float" office:value="1611039678274" calcext:value-type="float">
            <text:p>161103967827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327" calcext:value-type="float">
            <text:p>10327</text:p>
          </table:table-cell>
        </table:table-row>
        <table:table-row table:style-name="ro1">
          <table:table-cell office:value-type="float" office:value="1611039678316" calcext:value-type="float">
            <text:p>1611039678316</text:p>
          </table:table-cell>
          <table:table-cell office:value-type="float" office:value="1611039690682" calcext:value-type="float">
            <text:p>161103969068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0328" calcext:value-type="float">
            <text:p>10328</text:p>
          </table:table-cell>
        </table:table-row>
        <table:table-row table:style-name="ro1">
          <table:table-cell office:value-type="float" office:value="1611039690730" calcext:value-type="float">
            <text:p>1611039690730</text:p>
          </table:table-cell>
          <table:table-cell office:value-type="float" office:value="1611039703218" calcext:value-type="float">
            <text:p>16110397032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0329" calcext:value-type="float">
            <text:p>10329</text:p>
          </table:table-cell>
        </table:table-row>
        <table:table-row table:style-name="ro1">
          <table:table-cell office:value-type="float" office:value="1611039703259" calcext:value-type="float">
            <text:p>1611039703259</text:p>
          </table:table-cell>
          <table:table-cell office:value-type="float" office:value="1611039715823" calcext:value-type="float">
            <text:p>161103971582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0330" calcext:value-type="float">
            <text:p>10330</text:p>
          </table:table-cell>
        </table:table-row>
        <table:table-row table:style-name="ro1">
          <table:table-cell office:value-type="float" office:value="1611039715866" calcext:value-type="float">
            <text:p>1611039715866</text:p>
          </table:table-cell>
          <table:table-cell office:value-type="float" office:value="1611039728131" calcext:value-type="float">
            <text:p>161103972813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331" calcext:value-type="float">
            <text:p>10331</text:p>
          </table:table-cell>
        </table:table-row>
        <table:table-row table:style-name="ro1">
          <table:table-cell office:value-type="float" office:value="1611039728169" calcext:value-type="float">
            <text:p>1611039728169</text:p>
          </table:table-cell>
          <table:table-cell office:value-type="float" office:value="1611039740694" calcext:value-type="float">
            <text:p>161103974069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0332" calcext:value-type="float">
            <text:p>10332</text:p>
          </table:table-cell>
        </table:table-row>
        <table:table-row table:style-name="ro1">
          <table:table-cell office:value-type="float" office:value="1611039740737" calcext:value-type="float">
            <text:p>1611039740737</text:p>
          </table:table-cell>
          <table:table-cell office:value-type="float" office:value="1611039753215" calcext:value-type="float">
            <text:p>16110397532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0333" calcext:value-type="float">
            <text:p>10333</text:p>
          </table:table-cell>
        </table:table-row>
        <table:table-row table:style-name="ro1">
          <table:table-cell office:value-type="float" office:value="1611039753258" calcext:value-type="float">
            <text:p>1611039753258</text:p>
          </table:table-cell>
          <table:table-cell office:value-type="float" office:value="1611039765229" calcext:value-type="float">
            <text:p>161103976522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0334" calcext:value-type="float">
            <text:p>10334</text:p>
          </table:table-cell>
        </table:table-row>
        <table:table-row table:style-name="ro1">
          <table:table-cell office:value-type="float" office:value="1611039765268" calcext:value-type="float">
            <text:p>1611039765268</text:p>
          </table:table-cell>
          <table:table-cell office:value-type="float" office:value="1611039776912" calcext:value-type="float">
            <text:p>161103977691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0335" calcext:value-type="float">
            <text:p>10335</text:p>
          </table:table-cell>
        </table:table-row>
        <table:table-row table:style-name="ro1">
          <table:table-cell office:value-type="float" office:value="1611039776948" calcext:value-type="float">
            <text:p>1611039776948</text:p>
          </table:table-cell>
          <table:table-cell office:value-type="float" office:value="1611039788342" calcext:value-type="float">
            <text:p>161103978834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336" calcext:value-type="float">
            <text:p>103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5T15:43:27.402001172</dc:date>
    <meta:editing-duration>PT1M15S</meta:editing-duration>
    <meta:editing-cycles>1</meta:editing-cycles>
    <meta:document-statistic meta:table-count="1" meta:cell-count="1665" meta:object-count="0"/>
    <meta:generator>LibreOffice/6.0.7.3$Linux_X86_64 LibreOffice_project/00m0$Build-3</meta:generator>
  </office:meta>
</office:document-meta>
</file>